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5.91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139.66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25.4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103.95pt"/>
    </style:style>
    <style:style style:name="co9" style:family="table-column">
      <style:table-column-properties fo:break-before="auto" style:column-width="153.95pt"/>
    </style:style>
    <style:style style:name="co10" style:family="table-column">
      <style:table-column-properties fo:break-before="auto" style:column-width="109.5pt"/>
    </style:style>
    <style:style style:name="co11" style:family="table-column">
      <style:table-column-properties fo:break-before="auto" style:column-width="110.35pt"/>
    </style:style>
    <style:style style:name="co12" style:family="table-column">
      <style:table-column-properties fo:break-before="auto" style:column-width="121.44pt"/>
    </style:style>
    <style:style style:name="co13" style:family="table-column">
      <style:table-column-properties fo:break-before="auto" style:column-width="159.51pt"/>
    </style:style>
    <style:style style:name="co14" style:family="table-column">
      <style:table-column-properties fo:break-before="auto" style:column-width="282.61pt"/>
    </style:style>
    <style:style style:name="co15" style:family="table-column">
      <style:table-column-properties fo:break-before="auto" style:column-width="76.14pt"/>
    </style:style>
    <style:style style:name="co16" style:family="table-column">
      <style:table-column-properties fo:break-before="auto" style:column-width="81.69pt"/>
    </style:style>
    <style:style style:name="co17" style:family="table-column">
      <style:table-column-properties fo:break-before="auto" style:column-width="142.04pt"/>
    </style:style>
    <style:style style:name="co18" style:family="table-column">
      <style:table-column-properties fo:break-before="auto" style:column-width="72.99pt"/>
    </style:style>
    <style:style style:name="co19" style:family="table-column">
      <style:table-column-properties fo:break-before="auto" style:column-width="89.66pt"/>
    </style:style>
    <style:style style:name="co20" style:family="table-column">
      <style:table-column-properties fo:break-before="auto" style:column-width="165.06pt"/>
    </style:style>
    <style:style style:name="co21" style:family="table-column">
      <style:table-column-properties fo:break-before="auto" style:column-width="35.69pt"/>
    </style:style>
    <style:style style:name="co22" style:family="table-column">
      <style:table-column-properties fo:break-before="auto" style:column-width="71.46pt"/>
    </style:style>
    <style:style style:name="co23" style:family="table-column">
      <style:table-column-properties fo:break-before="auto" style:column-width="84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roc._20_Gen._20_N">
      <style:table-properties table:display="true" style:writing-mode="lr-tb"/>
    </style:style>
    <style:style style:name="ta2" style:family="table" style:master-page-name="PageStyle_5f_Proc._20_Gen._20_PN">
      <style:table-properties table:display="true" style:writing-mode="lr-tb"/>
    </style:style>
    <style:style style:name="ta3" style:family="table" style:master-page-name="PageStyle_5f_Copy_20_of_20_Proc._20_Gen._20_PN">
      <style:table-properties table:display="false" style:writing-mode="lr-tb"/>
    </style:style>
    <style:style style:name="ta4" style:family="table" style:master-page-name="PageStyle_5f_Real">
      <style:table-properties table:display="true" style:writing-mode="lr-tb"/>
    </style:style>
    <style:style style:name="ta5" style:family="table" style:master-page-name="PageStyle_5f_Regions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rotation-align="none">
        <style:hyperlink xlink:href="https://postimg.cc/nsts6zmQ" xlink:type="simple"/>
      </style:table-cell-properties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c2c2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roc. Gen. 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ebula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R. Number</text:p>
          </table:table-cell>
          <table:table-cell table:style-name="ce1" office:value-type="string" calcext:value-type="string">
            <text:p>Reference system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"/>
          <table:table-cell table:number-columns-repeated="1002"/>
        </table:table-row>
        <table:table-row table:style-name="ro1">
          <table:table-cell table:style-name="ce2" table:formula="of:=join(&quot;&quot;;&quot;CGN I-&quot;;ROW([.B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i AA-A h214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ryio Bli GJ-T c6-418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li AA-A h10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och Bli EQ-F c27-160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Bluae AA-A h334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ok Bluae GX-K d8-1521</text:p>
          </table:table-cell>
          <table:table-cell table:style-name="ce3" office:value-type="string" calcext:value-type="string">
            <text:p>Tiny adorable nebul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udaitt AA-A h675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udaitt NH-L d8-326</text:p>
          </table:table-cell>
          <table:table-cell table:style-name="ce3" office:value-type="string" calcext:value-type="string">
            <text:p>Tiny adorable nebul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poea AA-A h48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hipoea HJ-D c27-340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])-1)" office:value-type="string" office:string-value="" calcext:value-type="error">
            <text:p>#NAME?</text:p>
          </table:table-cell>
          <table:table-cell table:style-name="ce2" office:value-type="string" calcext:value-type="string">
            <text:p>Wrupeou AA-A h564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rupeou BL-J c11-8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uae AA-A h13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ryaa Pruae GG-Y e518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uae AA-A h15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ryaa Pruae BG-X d1-108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AA-A h6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Dryi Aoc CH-C d13-21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AA-A h1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or Auscs XV-K d9-207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AA-A h7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orl Auwsy WB-V a114-1</text:p>
          </table:table-cell>
          <table:table-cell table:style-name="ce3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Phyloi AA-A h1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Eorm Phyloi OY-Z d3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uae Scrua AA-A h69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ypuae Scrua FL-W d2-9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laifai AA-A h52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ylaifai CN-C b45-4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eia Auscs AA-A h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heia Auscs RO-G d11-83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table:formula="of:=join(&quot;&quot;;&quot;CGN I-&quot;;ROW([.B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Prao AA-A h40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cheau Prao XF-E d12-138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AA-A h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Shrogaae LB-C c14-106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ae AA-A h51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orm Breae MT-D c27-2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eroi AA-A h3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Greeroi MT-O d7-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uae Briae AA-A h268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uae Briae YQ-Z c28-33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u AA-A h7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uqu IG-X c1-17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ao AA-A h513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heau Blao NS-U f2-177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i AA-A h15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cheau Bli HZ-B c28-18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gnairt AA-A h3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gnairt TA-U d4-776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oo AA-A h31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Dryio Bloo PZ-W d2-116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mbaisys AA-A h60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imbaisys WK-O d6-91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d Grie AA-A h57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Eorld Grie DE-E d13-260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oijaea AA-A h12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oijaea VY-A e115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usms AA-A h22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ypiae Ausms GN-Q d6-1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 Auf AA-A h3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Hypo Auf IZ-R c20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e Flyou AA-A h3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hrae Flyou CB-M d8-48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Tepuae AA-A h50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Tepuae FJ-R c21-5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Xothuia AA-A h3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Xothuia KM-V e2-229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Xothuia AA-A h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Xothuia TY-Z d13-105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oepp AA-A h8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epp XA-D d13-104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oewnst AA-A h118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oewnst CV-P d5-91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aa Ain AA-A h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aa Ain XK-R c7-6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ua Aim AA-A h16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ua Aim NU-Q b34-7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ua Aim AA-A h6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yua Aim KT-F d12-38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shorks AA-A h1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eshorks ZK-B b2-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shorps AA-A h8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eshorps FG-F b43-2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AA-A h7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or Aoc NN-T e3-111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lt AA-A h11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oalt GO-G d11-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rks AA-A h77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oarks NT-Z d13-66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wns AA-A h35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loawns LH-H b16-6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AA-A h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roarks TO-M c9-14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Phio AA-A h3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eae Phio LS-L c23-22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Phoea AA-A h41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eae Phoea QF-I c25-15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u Phio AA-A h5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Gru Phio GF-J b12-3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Iowhail AA-A h9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Iowhail UI-K d8-764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w AA-A h2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ynoaw NY-K b37-5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w AA-A h8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ynoaw HC-K d9-836</text:p>
          </table:table-cell>
          <table:table-cell table:style-name="ce5" office:value-type="string" calcext:value-type="string">
            <text:p>Size comparable to a planetary nebul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ranoa AA-A h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Stranoa ST-Z c13-8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gnaix AA-A h91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gnaix CW-H c12-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rau AA-A h1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Eord Prau SZ-C c14-25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ao AA-A h16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ypio Prao NZ-J c24-3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Ploe AA-A h2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Hypoe Ploe SA-E b28-2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eethue AA-A h36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leethue KR-A b15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quae AA-A h3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Dryiquae SO-Z d13-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leedgoe AA-A h10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leedgoea TZ-F d11-20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leedgoe AA-A h40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leedgoe DL-Y g80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Bre AA-A h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oi Bre QD-B d39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Phyloea AA-A h16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oi Phyloea UO-Z e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Byoe AA-A h14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raa Byoe RE-A c29-15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uae AA-A h1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roea Bluae LI-E c14-19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Gree AA-A h34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Phroea Gree PU-D d13-316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yoe AA-A h18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cheau Byoe AF-P d6-48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egnao AA-A h50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Segnao LN-Q d6-228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Teqo AA-A h45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Teqo EB-V c16-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ue AA-A h1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Vegnue WK-E d12-32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e Bliae AA-A h45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ryae Bliae NB-O d6-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e Greau AA-A h37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ryae Greau IU-X b34-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Gree AA-A h40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ryio Gree WJ-Z e91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Gree AA-A h66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ryoea Gree CH-J a34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Bre AA-A h64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Dryuae Bre DY-F d12-2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e AA-A h3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Eorl Bre UC-X c16-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ua Flyoae AA-A h52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ypua Flyoae WU-X e1-444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ua Flyoae AA-A h83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Hypua Flyoae LZ-F d11-2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ob Brue AA-A h0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ob Brue BI-V c5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ob Chreou AA-A h28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Oob Chreou QM-W d1-20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eia Flyou AA-A h63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Phreia Flyou UB-A b32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iae AA-A h63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tuemiae BB-O e6-6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Xothaei AA-A h49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othaei RC-U d3-43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Xothaei AA-A h52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othaei ML-I c24-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Xothuia AA-A h95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Xothuia KP-E d12-22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Eaec AA-A h8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aa Eaec FD-V b19-4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Hypa AA-A h3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aa Hypa MO-V b30-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Hypa AA-A h5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aa Hypa UX-N b50-1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Hypa AA-A h5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aa Hypa YZ-N d7-42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eae Aescs AA-A h25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eae Aescs ZE-A g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eae Aewsy AA-A h22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eae Aewsy IY-N b9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o Aescs AA-A h1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s/>Blo Aescs ZJ-A e1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o Aescs AA-A h5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o Aescs KN-S e14-17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ua Eaec AA-A h74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lua Eaec VY-K b27-5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oewnst AA-A h87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oewnst KS-S c20-95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a Ail AA-A h65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ya Ail NG-X d1-5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Clookau AA-A h4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lookau NZ-X b18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Crookaae AA-A h12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Crookaae VJ-O d7-9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ea Flee AA-A h10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ryaea Flee IO-V b18-1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ea Flee AA-A h8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ryaea Flee ME-G c24-56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oe Prou AA-A h13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ryooe Prou KG-X c1-13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oe Prou AA-A h55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Dryooe Prou HH-C d26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phaills AA-A h62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ephaills SG-C c1-17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Flya AA-A h11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och Flya CO-N c8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 Prou AA-A h8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ol Prou IW-W e1-304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ulail AA-A h2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Eulail IG-M c8-9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iedgai AA-A h50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Flyiedgai UL-C d13-4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 Hypooe AA-A h44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ea Hypooe XJ-I b26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Hypa AA-A h2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eae Hypa GO-R b18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u Hypue AA-A h6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Gru Hypue KS-T d3-3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ua Flyuae AA-A h8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ha Flee MS-B b33-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e AA-A h55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Leamae YP-O e6-242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Nuekau AA-A h8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uekau BK-Z d4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f AA-A h100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ephaif ST-M b34-17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f AA-A h2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ephaif RJ-G d11-40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f AA-A h5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ephaif GE-E b1-1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oscs Aob AA-A h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oscs Aob SZ-W d2-51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io Aim AA-A h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lio Aim ZS-W b4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eae Ain AA-A h2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ae Ain IS-A d1-17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eae Ain AA-A h4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eae Ain VU-V c3-2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ua Phoe AA-A h6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rua Phoe TK-M d8-36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a AA-A h72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creaka RE-M b35-6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kaudai AA-A h7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www.edsm.net/en/system/id/2777564/name/Skaudai+AL-O+e6-27" xlink:type="simple">Skaudai AL-O e6-27</text:a></text:p>
          </table:table-cell>
          <table:table-cell table:style-name="ce3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1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Hypai AA-A h55</text:p>
          </table:table-cell>
          <table:table-cell table:style-name="ce2" office:value-type="string" calcext:value-type="string">
            <text:p>Norma Expan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laa Hypai UO-L b10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aa Hypai AA-A h68</text:p>
          </table:table-cell>
          <table:table-cell table:style-name="ce2" office:value-type="string" calcext:value-type="string">
            <text:p>Norma Expan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laa Hypai PI-N b9-1</text:p>
          </table:table-cell>
          <table:table-cell table:style-name="ce3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1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Clookuia AA-A h35</text:p>
          </table:table-cell>
          <table:table-cell table:style-name="ce2" office:value-type="string" calcext:value-type="string">
            <text:p>Norma Expans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Clookuia MI-K d8-1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k Bluae AA-A h36</text:p>
          </table:table-cell>
          <table:table-cell table:style-name="ce2" office:value-type="string" calcext:value-type="string">
            <text:p>Trojan Belt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Eock Bluae JQ-Y d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i Flyuae AA-A h20</text:p>
          </table:table-cell>
          <table:table-cell table:style-name="ce2" office:value-type="string" calcext:value-type="string">
            <text:p>The Veil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Flyai Flyuae XJ-A c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oangooe AA-A h2</text:p>
          </table:table-cell>
          <table:table-cell table:style-name="ce2" office:value-type="string" calcext:value-type="string">
            <text:p>Newton's Vault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Myoangooe KD-S e4-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phaisty AA-A h3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Aiphaisty DP-C b27-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ls Graae AA-A h31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Eolls Graae PG-E b15-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Glaiseae AA-A h29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Glaiseae SO-G c27-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ao Brai AA-A h6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Hypao Brai XJ-R c20-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aa AA-A h5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gnaa FD-H b40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eia AA-A h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Vegneia ZO-I d9-23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gnaix AA-A h41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Agnaix QD-A d1-7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oeppy AA-A h62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Boeppy NU-Q b8-2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 Aob AA-A h29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Dryo Aob VP-W b45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ln AA-A h43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loaln BR-W b56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rph AA-A h49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Floarph OY-Z d13-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Iowhaih AA-A h42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Iowhaih GY-B c16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eia AA-A h52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Leameia CQ-A b6-1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e Aob AA-A h32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hooe Aob LO-X b6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oadaea AA-A h1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Ploadaea KA-S c6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Zejoo AA-A h38</text:p>
          </table:table-cell>
          <table:table-cell table:style-name="ce2" office:value-type="string" calcext:value-type="string">
            <text:p>Orion-Cygnus Arm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Zejoo TZ-O e6-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ehoae AA-A h56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Dehoae FL-W d2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dgosly AA-A h38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Eodgosly TL-S c5-3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i Eaescs AA-A h45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Flyai Eaescs BG-N d7-8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cawsy AA-A h0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Mycawsy NE-D c1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a Eaewsy AA-A h56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ra Eaewsy RD-D c27-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ai Hypoo AA-A h60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Prai Hypoo QC-C d20</text:p>
          </table:table-cell>
          <table:table-cell table:style-name="ce3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-&quot;;ROW([.B1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Thraikai AA-A h3</text:p>
          </table:table-cell>
          <table:table-cell table:style-name="ce2" office:value-type="string" calcext:value-type="string">
            <text:p>Temple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string" calcext:value-type="string">
            <text:p>Thraikai XL-A c15-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Traikaae AA-A h2</text:p>
          </table:table-cell>
          <table:table-cell table:style-name="ce2" office:value-type="string" calcext:value-type="string">
            <text:p>Inner Orion Spur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raikaae KT-P d6-10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Traikeou AA-A h2</text:p>
          </table:table-cell>
          <table:table-cell table:style-name="ce2" office:value-type="string" calcext:value-type="string">
            <text:p>Inner Orion Spur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Traikeou KO-E c13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ueliae AA-A h0</text:p>
          </table:table-cell>
          <table:table-cell table:style-name="ce2" office:value-type="string" calcext:value-type="string">
            <text:p>Hawking's Gap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Pueliae IT-H d10-1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k Prau AA-A h31</text:p>
          </table:table-cell>
          <table:table-cell table:style-name="ce2" office:value-type="string" calcext:value-type="string">
            <text:p>Dryman's Point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Eock Prau WD-T d3-6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Thueche AA-A h16</text:p>
          </table:table-cell>
          <table:table-cell table:style-name="ce2" office:value-type="string" calcext:value-type="string">
            <text:p>Hieronymus Delta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Thueche LS-A d1-54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Crooki AA-A h1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Crooki PX-V c17-5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-&quot;;ROW([.B1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gh AA-A h56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string" calcext:value-type="string">
            <text:p>Floagh FI-B d13-1</text:p>
          </table:table-cell>
          <table:table-cell table:number-columns-repeated="1019"/>
        </table:table-row>
        <table:table-row table:style-name="ro1" table:number-rows-repeated="846">
          <table:table-cell table:style-name="ce2" table:number-columns-repeated="5"/>
          <table:table-cell table:number-columns-repeated="101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roc. Gen. PN" table:style-name="ta2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ebula / Star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FD by CMDR</text:p>
          </table:table-cell>
          <table:table-cell table:style-name="ce1" office:value-type="string" calcext:value-type="string">
            <text:p>Submitted by</text:p>
          </table:table-cell>
          <table:table-cell table:style-name="ce1" office:value-type="string" calcext:value-type="string">
            <text:p>Catalogue nickname</text:p>
          </table:table-cell>
          <table:table-cell table:style-name="ce1" office:value-type="string" calcext:value-type="string">
            <text:p>GMP ni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ified?</text:p>
          </table:table-cell>
          <table:table-cell table:style-name="ce1" office:value-type="string" calcext:value-type="string">
            <text:p>Model</text:p>
          </table:table-cell>
          <table:table-cell table:style-name="ce1" table:number-columns-repeated="18"/>
          <table:table-cell table:number-columns-repeated="996"/>
        </table:table-row>
        <table:table-row table:style-name="ro1">
          <table:table-cell table:style-name="ce2" table:formula="of:=join(&quot;&quot;;&quot;CGN II-&quot;;ROW([.B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wsy RY-R e4-636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ola2</text:p>
          </table:table-cell>
          <table:table-cell table:style-name="ce2"/>
          <table:table-cell table:style-name="ce2" office:value-type="string" calcext:value-type="string">
            <text:p>Galactic Highway Nebula</text:p>
          </table:table-cell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DL-P e5-360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ergju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uae RZ-O e6-197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Alad Ins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XJ-R e4-136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hpingalet</text:p>
          </table:table-cell>
          <table:table-cell table:style-name="ce2" table:number-columns-repeated="2"/>
          <table:table-cell table:style-name="ce2" office:value-type="string" calcext:value-type="string">
            <text:p>Froarks Planetary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uscs NO-Q e5-38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lot Mar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unairm MH-V e2-65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reyn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Audst TD-T e3-216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lpha Backer #2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ranaei LR-W e1-53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Kasti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d CF-A e769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AINO MARLE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riesly HR-N e6-4354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Barnab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dairld FM-V e2-5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Fox Whit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ao HB-X e1-23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Zanavir</text:p>
          </table:table-cell>
          <table:table-cell table:style-name="ce2" table:number-columns-repeated="2"/>
          <table:table-cell table:style-name="ce7" office:value-type="string" calcext:value-type="string">
            <text:p>Byoomao Blue Remnant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wsy MM-W e1-12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Asayanami De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WJ-R e4-8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Trevor Goodchil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KW-W e1-4401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Allitnil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i CG-X e1-14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lon Blak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io Prao DQ-Y e498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lon Blak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XP-X e1-75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Alex Brentall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phaills WY-A e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lazarhyperi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l DA-A e4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Cyoidai GH-U e3-3</text:p>
          </table:table-cell>
          <table:table-cell table:style-name="ce2" office:value-type="string" calcext:value-type="string">
            <text:p>Sanguineous Rim</text:p>
          </table:table-cell>
          <table:table-cell table:style-name="ce2" office:value-type="string" calcext:value-type="string">
            <text:p>Interfector XTF</text:p>
          </table:table-cell>
          <table:table-cell table:style-name="ce2" table:number-columns-repeated="2"/>
          <table:table-cell table:style-name="ce2" office:value-type="string" calcext:value-type="string">
            <text:p>Sunny Side Down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kaude AL-X e1-28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Shizuk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ua Aim MR-W e1-91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BF-A E763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orchre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UU-O E6-31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OI-S E4-819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ylur BV-Y e0</text:p>
          </table:table-cell>
          <table:table-cell table:style-name="ce2" office:value-type="string" calcext:value-type="string">
            <text:p>Inner Orion Spur</text:p>
          </table:table-cell>
          <table:table-cell table:style-name="ce2" office:value-type="string" calcext:value-type="string">
            <text:p>Amazong Mr 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Gludge IS-T E3-0</text:p>
          </table:table-cell>
          <table:table-cell table:style-name="ce2" office:value-type="string" calcext:value-type="string">
            <text:p>Sanguineous Rim</text:p>
          </table:table-cell>
          <table:table-cell table:style-name="ce2" office:value-type="string" calcext:value-type="string">
            <text:p>SKafre</text:p>
          </table:table-cell>
          <table:table-cell table:style-name="ce2" table:number-columns-repeated="2"/>
          <table:table-cell table:style-name="ce2" office:value-type="string" calcext:value-type="string">
            <text:p>Gludge Planetary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Pruae PI-S E4-229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Orphius</text:p>
          </table:table-cell>
          <table:table-cell table:style-name="ce2"/>
          <table:table-cell table:style-name="ce2" office:value-type="string" calcext:value-type="string">
            <text:p>Cloverfield Nebula</text:p>
          </table:table-cell>
          <table:table-cell table:style-name="ce2" office:value-type="string" calcext:value-type="string">
            <text:p>Cloverfield Planetary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oo BW-V e2-370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EUS</text:p>
          </table:table-cell>
          <table:table-cell table:style-name="ce2"/>
          <table:table-cell table:style-name="ce2" office:value-type="string" calcext:value-type="string">
            <text:p>TruBlu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roifooe QD-S e4-0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])-1)" office:value-type="string" office:string-value="" calcext:value-type="error">
            <text:p>#NAME?</text:p>
          </table:table-cell>
          <table:table-cell table:style-name="ce6" office:value-type="string" calcext:value-type="string">
            <text:p>Aishainn TZ-P E5-4471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UU-O E6-31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BW-V E2-217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YF-O E6-152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rau MS-T E3-265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Maz Castro</text:p>
          </table:table-cell>
          <table:table-cell table:style-name="ce2" table:number-columns-repeated="2"/>
          <table:table-cell table:style-name="ce2" office:value-type="string" calcext:value-type="string">
            <text:p>Blue Button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ngaihn ZK-P E5-5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XZ-Y E549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ZA-O E6-207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istress Lilith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EG-Y E725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FV-Y E14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YU-Y E64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VK-O E6-94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VE-Z E24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Clenna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XP-X E1-2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OJ-Q E5-216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TJ-R E4-658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LR-W E1-797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emp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MM-W E1-3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KR-W E1-42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Dr.Singulart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YO-A E105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ohn Rayt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TJ-Q E5-82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imosfea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GR-V E2-77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WO-A E184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KH-V E2-847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EG-X E1-87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BL-X E1-201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FL-X E1-78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irvatul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KM-V E2-25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KM-V E2-12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OS-T E3-3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Northlan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NS-T E3-805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Northlan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HB-X E1-552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HB-X E1-464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TY-R E4-42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YP3U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CW-V E2-40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KI-S E4-432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MN-T E3-405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LC-V E2-1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HB-X E1-71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WY-A E231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SI-T E3-336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UU-P E5-381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SO-R E4-1013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Zelenyj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MY-R E4-28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XO-R E4-2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HR-V E2-32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VE-Z E309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ON-T E3-36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OX-U E2-23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ravata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QS-U E2-740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onstant Patriot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ZU-P E5-759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yla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FB-O E6-21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Fat Ba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XP-P E5-39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FV-Y E785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BA-Z E94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ingkongo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AA-Z E223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YE-Z E939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TD-B E461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IG-Y E360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IG-Y E337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Prao VJ-Z E461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PZ-O E6-170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lleri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KT-Q E5-904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Larre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GN-S E4-49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Corporalabuse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QZ-O E6-14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CG-O E6-791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TY-R E4-31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o XJ-Z E880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WO-A E112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WF-O E6-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SO-R E4-4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Flyao QZ-O E6-653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ad Lynx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Flyao QZ-O E6-77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ad Lynx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ZK-P E5-56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LG-Y E34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erda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KG-Y E24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ky Haussman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QS-U E2-64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incess Luna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IM-V E2-736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pplo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AA-Z E814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pplo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XE-Z E12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Randomgu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YU-X E1-33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ora Koloskov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QY-R E4-845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weetie_Belle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TO-Z E15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artagueule54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WJ-Z E626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incess Luna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KW-W E1-183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urneli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AG-O E6-51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awnst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XK-O E6-301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tre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LN-S E4-36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e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VJ-Q E5-397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LM-V E2-738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yl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DV-Y E96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HM-V E2-869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cerebu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OS-T E3-32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eter_Quill_Gotg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RD-S E4-35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_Baldrick_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ZP-O E6-58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nakin Solo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WU-O E6-236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ron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JC-U E3-221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ron Eagle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LH-V E2-574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FG-X E1-74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ZJ-A E898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WU-X E1-78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choitl PI-S E4-10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shoqs NO-Q E5-18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QO-R E4-260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pin Dr Wolf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OX-U E2-18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PD-S E4-1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PJ-Q E5-2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DR-V E2-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EM-V E2-4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EF-A E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Justin_Biebe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DF-A E52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CF-A E53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Gonff Gint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Phio DW-V E2-307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owy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wns WU-O E6-1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Iockols AA-A E23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Prao KW-W E1-680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on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MX-U E2-270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HX-T E3-29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KX-T E3-678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YK-X E1-127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FW-W E1-818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IW-W E1-48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OJ-Q E5-754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XF-O E6-723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SY-R E4-151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RY-R E4-753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LX-T E3-182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MI-T E3-832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PI-T E3-343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SO-Q E5-24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JC-V E2-80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PT-R E4-151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UZ-P E5-895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e HW-W E1-575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i Ain WU-O E6-5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e XU-O E6-304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HM-V E2-429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WJ-Z E47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EG-X E1-348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EG-X E1-291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WZ-Y E770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UU-O E6-270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DA-Z E49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BA-Z E66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HG-X E1-747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UE-Z E23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UE-Z E980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KD-S E4-606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KD-S E4-540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TJ-Q E5-444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DQ-X E1-498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ao TJ-Z E31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Flyi JI-S E4-248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e QU-O E6-1067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OJ-Q E5-83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ao QT-Q E5-72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RY-R E4-65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QO-Q E5-343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MD-S E4-56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rielk VD-B E36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MI-S e4-769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HW-V E2-813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HW-V E2-38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VD-B E767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KC-U E3-767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u Aowsy FW-V E2-14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Wepai YE-R E4-60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****_Sum</text:p>
          </table:table-cell>
          <table:table-cell table:style-name="ce2"/>
          <table:table-cell table:style-name="ce2" office:value-type="string" calcext:value-type="string">
            <text:p>The Smudg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ungoa EF-A E5</text:p>
          </table:table-cell>
          <table:table-cell table:style-name="ce2" office:value-type="string" calcext:value-type="string">
            <text:p>Hawking's Gap</text:p>
          </table:table-cell>
          <table:table-cell table:style-name="ce2" office:value-type="string" calcext:value-type="string">
            <text:p>Katejina</text:p>
          </table:table-cell>
          <table:table-cell table:style-name="ce2"/>
          <table:table-cell table:style-name="ce2" office:value-type="string" calcext:value-type="string">
            <text:p>Suron's Ey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oae XE-R E4-525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ou Hypai XU-O E6-0</text:p>
          </table:table-cell>
          <table:table-cell table:style-name="ce2" office:value-type="string" calcext:value-type="string">
            <text:p>Hawking's Gap</text:p>
          </table:table-cell>
          <table:table-cell table:style-name="ce2" office:value-type="string" calcext:value-type="string">
            <text:p>Katejina</text:p>
          </table:table-cell>
          <table:table-cell table:style-name="ce2"/>
          <table:table-cell table:style-name="ce2" office:value-type="string" calcext:value-type="string">
            <text:p>Gourd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TD-B E10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TRPCP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Bluae VT-A E4189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ROBERT305</text:p>
          </table:table-cell>
          <table:table-cell table:style-name="ce2" office:value-type="string" calcext:value-type="string">
            <text:p>Katejina</text:p>
          </table:table-cell>
          <table:table-cell table:style-name="ce2" office:value-type="string" calcext:value-type="string">
            <text:p>Rice Grain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ae CG-X E1-4277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ROBERT305</text:p>
          </table:table-cell>
          <table:table-cell table:style-name="ce2" office:value-type="string" calcext:value-type="string">
            <text:p>Katejina</text:p>
          </table:table-cell>
          <table:table-cell table:style-name="ce2" office:value-type="string" calcext:value-type="string">
            <text:p>Kaleidoscop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Chrea RO-Z E159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Calbaron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 Aob AL-X E1-52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 Aob BW-N E6-362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eou IL-Y E40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NX-U E2-814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CB-O E6-510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iae GG-X E1-799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aei OD-S E4-195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Xier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umols YE-A E80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talker260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a VJ-Z E2419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Stalker260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WZ-Y E213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WP-X E1-23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YK-P E5-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JOEYPANTS05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HX-T E3-4455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HX-T E3-451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SD-B E940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VE-Q E5-663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YT-A E769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st DG-O E6-433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st DG-O E6-589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DF-A E789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GQ-Y E92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HAZILO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KR-W E1-2829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SJ-R E4-24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TZ-P E5-7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WF-O E6-460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ee BQ-Y E58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JH-U E3-496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7" office:value-type="string" calcext:value-type="string">
            <text:p>Brairuia Planetary Nebula</text:p>
          </table:table-cell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NX-T E3-790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AK-A E29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MISTRESS LILIT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FR-V E2-29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7" office:value-type="string" calcext:value-type="string">
            <text:p>Braisio Juliet Bet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VE-Z E299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oea SP-O E6-191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ou JC-U E3-673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OZZYPOP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ou WP-O E6-7859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uae JX-T E3-7294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uae ZP-O E6-1387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NS-U E2-5447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NAHK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QY-R E4-32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VU-P E5-7481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KAMZEL</text:p>
          </table:table-cell>
          <table:table-cell table:style-name="ce2" office:value-type="string" calcext:value-type="string">
            <text:p>Picker</text:p>
          </table:table-cell>
          <table:table-cell table:style-name="ce2"/>
          <table:table-cell table:style-name="ce7" office:value-type="string" calcext:value-type="string">
            <text:p>Dryao Chrea Stellar Remnant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MD-S E4-669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u Chrea NC-V E2-4460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NN-T E3-461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LASHD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XF-O E6-604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BATER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Broae EM-V E2-111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Broae EM-V E2-170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i WP-P E5-655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FW-W E1-1121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UP-O E6-3470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JC-V E2-81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MISTRESS LILIT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KX-T E3-274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QO-R E4-68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O-Q E5-37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U-O E6-19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Y-A E822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PI-S E4-484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R1NZL3R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TO-Q E5-316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7" office:value-type="string" calcext:value-type="string">
            <text:p>Green Crystal Stellar Remnant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TO-Z E660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UU-O E6-401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oe WE-Q E5-101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u JW-W E1-687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EB-O E6-150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2" office:value-type="string" calcext:value-type="string">
            <text:p>Black Giants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DB-X E1-3103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YJ-R E4-480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2" office:value-type="string" calcext:value-type="string">
            <text:p>Eorl Broae Juliet Bet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d Byoe TJ-Q E5-10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 IR-N E6-415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iae KN-T E3-419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VIDAR SNIPE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iae TJ-R E4-636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Bre NS-U E2-5911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Briae UU-O E6-9805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FANEL V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HW-N E6-499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e Flyi EB-X E1-2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e Flyi LX-T E3-58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oijaea UU-X E1-145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Gree DR-V E2-5679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UO-A E2654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LS-T E3-143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MS-T E3-65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ON-T E3-502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eae SY-A E729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EVILRAT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o BF-Z E814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AK-A E359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VU-P E5-20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YJ-A E1003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ae AF-A E46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ou VJ-Q E5-410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CQ-P E5-795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EL-P E5-925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RN-T E3-50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VO-R E4-20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 DA-A E11399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 JC-V E2-5926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HA-A E33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IG-Y E354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PS-U E2-338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io NH-V E2-435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i BK-A E24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BEN WOLF ROMAC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o ZJ-R E4-4949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GEEKSTANTO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KD-S E4-397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NX-U E2-349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QS-U E2-759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NOTHINGFACE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SD-T E3-493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Briae BF-A E23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EB-X E1-30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EB-X E1-426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GA-A E475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R-V E2-394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R-V E2-610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JM-V E2-693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Grie WO-Z E81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i DG-O E6-219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STRANNIK67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i TT-A E344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aulo QY-A E566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ao MT-Q E5-253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i VP-O E6-762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i ZP-O E6-682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AV-Y E19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BL-X E1-84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HM-V E2-202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ISO718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HM-V E2-273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JX-T E3-474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MT-Q E5-551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NI-T E3-35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OY-R E4-31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RO-R E4-729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ST-A E828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VP-O E6-816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XO-Z E95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NM-W E1-9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VY-S E3-733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ooreau DA-A E71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NAH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ystimbao TJ-Z E279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rrs PD-S E4-86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ue IL-Y E139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PI-T E3-521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bsoluteP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SI-T E3-42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Reinhardt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Flyi WT-A E200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Rigden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JR-W E1-76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i Pruae JC-V e2-651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alist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Flyuae CL-X e1-221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Sali Va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Free KN-T E3-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4L1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Flyuae LI-S e4-362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 Prou XK-O e6-100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Watson Nebula</text:p>
          </table:table-cell>
          <table:table-cell table:style-name="ce2" office:value-type="string" calcext:value-type="string">
            <text:p>Wulff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e HW-N e6-5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Blue Velvet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Pri AG-X e1-477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Perez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ri CA-Z e726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Sharif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e YJ-A e181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Staravoitova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FL-Y e688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Thorpe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EL-Y e10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Lynn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gnairt YF-O e6-312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Noska Nebula</text:p>
          </table:table-cell>
          <table:table-cell table:style-name="ce2" office:value-type="string" calcext:value-type="string">
            <text:p>Foschia Porpora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ZE-A e377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io Prao ND-S e4-95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Ashnak</text:p>
          </table:table-cell>
          <table:table-cell table:style-name="ce2"/>
          <table:table-cell table:style-name="ce2" office:value-type="string" calcext:value-type="string">
            <text:p>Orc's Redoubt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bs ZU-X E1-566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ledbadger</text:p>
          </table:table-cell>
          <table:table-cell table:style-name="ce2" office:value-type="string" calcext:value-type="string">
            <text:p>Tomast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ae IR-V E2-13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nt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Hypa LN-S E4-15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bs ZJ-A E138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oscs Aob RO-Q E5-667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QD-B E148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AQ-X E1-1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KH-V E2-79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gnairbs ZU-Y E9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CV-Y E730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KW-W E1-612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KH-V E2-510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SY-A E49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a ZU-Y E32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BW-N E6-254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b MI-T E3-259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YK-O E6-75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QN-T E3-292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UT-R E4-655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OY-R E4-7268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KS-T E3-44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NN-T E3-599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 ZE-Z E23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 FB-X E1-139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o EL-P E5-304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e NS-U E2-189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gy II-S E4-7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qs CL-X E1-504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qs IC-U E3-710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SO-R E4-58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UO-R E4-46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VZ-P E5-93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UY-A E69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WO-A E1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UT-A E46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DL-X E1-11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EL-X E1-88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HR-V E2-48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GR-V E2-417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PT-R E4-15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GR-V E2-2866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GR-V E2-3703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RU-O E6-3984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Prao RN-T E3-2748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Prao AQ-Y E65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RN-T E3-378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RT-R E4-92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PT-R E4-12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 YZ-P E5-50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o QN-T E3-922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OX-U e2-885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Hengist Nebula</text:p>
          </table:table-cell>
          <table:table-cell table:style-name="ce1" office:value-type="string" calcext:value-type="string">
            <text:p>NSPs present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edsm.net/en/system/id/3434432/name/Dryooe+Flyou+YT-A+e1844" xlink:type="simple">Dryooe Flyou YT-A e1844</text:a>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Bartender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edsm.net/en/system/id/3977605/name/Thraikoo+PS-U+e2-4" xlink:type="simple">Thraikoo PS-U e2-4</text:a>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Thracian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NGC 4463 Sector RY-R e4-5</text:p>
          </table:table-cell>
          <table:table-cell table:style-name="ce7" office:value-type="string" calcext:value-type="string">
            <text:p>Inner Orion Spu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GC 4463 Planetary Nebula</text:p>
          </table:table-cell>
          <table:table-cell table:style-name="ce9" office:value-type="string" calcext:value-type="string">
            <text:p>NGC 4463 is an open cluster, this is a generated nebul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2])-1)" office:value-type="string" office:string-value="" calcext:value-type="error">
            <text:p>#NAME?</text:p>
          </table:table-cell>
          <table:table-cell table:style-name="ce7" office:value-type="string" calcext:value-type="string">
            <text:p>Athaip DW-N e6-306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thaip Wisteri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reau CW-V e2-77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in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XJ-R e4-559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Lilie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Gree PI-S e4-4843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lestial Rainbow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 Bru AL-P e5-1475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imidium Iter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Bluae OM-W e1-749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k Bluae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8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io Pri JH-U e3-671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io Orb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Byoe YA-W e2-408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Phangan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os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ai KR-W e1-4</text:p>
          </table:table-cell>
          <table:table-cell table:style-name="ce7" office:value-type="string" calcext:value-type="string">
            <text:p>Outer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sprey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a Flee DK-A e10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undercla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2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imbuae CA-A e2</text:p>
          </table:table-cell>
          <table:table-cell table:style-name="ce7" office:value-type="string" calcext:value-type="string">
            <text:p>Trojan Bel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ye of Horro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Pri CQ-Y e460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d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4])-1)" office:value-type="string" office:string-value="" calcext:value-type="error">
            <text:p>#NAME?</text:p>
          </table:table-cell>
          <table:table-cell table:style-name="ce7" office:value-type="string" calcext:value-type="string">
            <text:p>Gru Hypai DL-X e1-20</text:p>
          </table:table-cell>
          <table:table-cell table:style-name="ce7" office:value-type="string" calcext:value-type="string">
            <text:p>Norma Expans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ru Hypai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m Scrua EW-N e6-86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urquoise Wind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6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MS-T e3-3831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orthern Lazu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7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HR-N e6-435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ink Of An Eye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8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CL-P e5-418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merald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9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YE-R e4-364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oo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0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aile HW-V e2-7</text:p>
          </table:table-cell>
          <table:table-cell table:style-name="ce7" office:value-type="string" calcext:value-type="string">
            <text:p>Hawking's Gap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ree World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1])-1)" office:value-type="string" office:string-value="" calcext:value-type="error">
            <text:p>#NAME?</text:p>
          </table:table-cell>
          <table:table-cell table:style-name="ce7" office:value-type="string" calcext:value-type="string">
            <text:p>Athaip ZP-P e5-668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sser Athai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2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e AP-A e220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Indigo Flam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ree KD-S e4-2776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orgotten Twin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4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uqeae MT-Q e5-4335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drang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dgorph PI-T e3-2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ear Thist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6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oae XT-A e431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ind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ivo HW-V e2-8</text:p>
          </table:table-cell>
          <table:table-cell table:style-name="ce7" office:value-type="string" calcext:value-type="string">
            <text:p>Formorian Frontie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ly Tra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Briae BV-Y e385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iar Pat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ie Eurk QX-U e2-0</text:p>
          </table:table-cell>
          <table:table-cell table:style-name="ce7" office:value-type="string" calcext:value-type="string">
            <text:p>The Abys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istant View in Blu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actaisky IR-N e6-2</text:p>
          </table:table-cell>
          <table:table-cell table:style-name="ce7" office:value-type="string" calcext:value-type="string">
            <text:p>The Condui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actaisky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ea BL-P e5-241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gri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2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e XE-Q e5-23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eg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Aub CQ-P e5-214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ndan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o Aoscs FW-W e1-5865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iaano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rungoa EF-A e5</text:p>
          </table:table-cell>
          <table:table-cell table:style-name="ce7" office:value-type="string" calcext:value-type="string">
            <text:p>Hawking's Gap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ed Cora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6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GR-W e1-539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immic Kyloal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a Aob IH-V e2-25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quarium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ou EW-N e6-599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 vie en Ros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9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HW-W e1-173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ve Ring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UU-O e6-297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agonfl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e BL-P e5-7730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edons Ey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i DB-O e6-270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rethrea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3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uecheae MT-Q e5-8</text:p>
          </table:table-cell>
          <table:table-cell table:style-name="ce7" office:value-type="string" calcext:value-type="string">
            <text:p>Formorian Frontie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eldowit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4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BB-O e6-256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gnairt Supernova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DV-Y e413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óimnith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Flyuae MN-S e4-471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pyca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b Freau MX-U e2-57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lum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KI-S e4-147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orthannac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VZ-P e5-436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nle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0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scs Freau AF-R e4-64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olf's Ey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e HA-A e209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ewels of Jona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Briae LC-U e3-152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Zinnia Haz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3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lue DH-U e3-34</text:p>
          </table:table-cell>
          <table:table-cell table:style-name="ce7" office:value-type="string" calcext:value-type="string">
            <text:p>Orion-Cygn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ep S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4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l Prou TZ-P e5-343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bule Blu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Vegnae YE-R e4-121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roll Of Thot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Greethia SS-U e2-48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pislazul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WU-O e6-9895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ch Flyuae Supernova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8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bs ND-S e4-9473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bero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io OD-B e68</text:p>
          </table:table-cell>
          <table:table-cell table:style-name="ce7" office:value-type="string" calcext:value-type="string">
            <text:p>Inn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Uthat Nebula (Ishimur)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Flyi OD-B e99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akefor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ZK-O e6-995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canthrop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LN-T e3-375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ew Societ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3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au Flee TD-T e3-145</text:p>
          </table:table-cell>
          <table:table-cell table:style-name="ce7" office:value-type="string" calcext:value-type="string">
            <text:p>Inn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uci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ue ZE-R e4-1264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pitano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LN-T e3-55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mano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gh Prou PS-T e3-356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omatomida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7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XP-O e6-863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Quaza Tro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AA-A e1078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Ultramafic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9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XP-O e6-845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rand Gobb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0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ZJ-R e4-673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iduwulf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1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y JH-U e3-211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xx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2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NC-V e2-171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balt Skie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Aoscs UY-S e3-229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dwill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nks WO-Z e42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rk Wolf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5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nks DB-W e2-199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lton Jew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6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AB-W e2-281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smori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7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HW-W e1-7966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aliona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leedgaa UJ-Q e5-185</text:p>
          </table:table-cell>
          <table:table-cell table:style-name="ce7" office:value-type="string" calcext:value-type="string">
            <text:p>Izanami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los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Teqaea GX-T e3-3078</text:p>
          </table:table-cell>
          <table:table-cell table:style-name="ce7" office:value-type="string" calcext:value-type="string">
            <text:p>Izanami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eqa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0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CL-P e5-7383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enrisulfu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ao MI-S e4-5423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ulfric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pongou FA-A e2</text:p>
          </table:table-cell>
          <table:table-cell table:style-name="ce7" office:value-type="string" calcext:value-type="string">
            <text:p>The Formidine Rif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ongou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Flyuae HC-U e3-868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Lous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Flyi GH-U e3-361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lo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b Freau EL-Y e471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erano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Flyuae GM-V e2-644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ayanit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l Prou YU-X e1-10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jiros Egg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Flyuae QZ-O e6-313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ebur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Aoscs KG-Y e421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ulle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0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au QD-T e3-12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wl of Chillies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iedgai ST-R e4-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sh Ey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2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a Flyi FH-U e3-915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cytu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3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l DA-A e47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phelias Flai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i Flyao PZ-O e6-4272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ong Danc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5])-1)" office:value-type="string" office:string-value="" calcext:value-type="error">
            <text:p>#NAME?</text:p>
          </table:table-cell>
          <table:table-cell table:style-name="ce7" office:value-type="string" calcext:value-type="string">
            <text:p>Whamboo EL-P e5-304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elcome Ghost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Prau RZ-O e6-163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oea Prau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7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oae BF-Z e597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epoae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amio JX-T e3-11</text:p>
          </table:table-cell>
          <table:table-cell table:style-name="ce7" office:value-type="string" calcext:value-type="string">
            <text:p>Inner Orion Spu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yramio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rao TY-A e754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ao DB-O e6-367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au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scs EF-A e431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scs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2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rao VU-X e1-199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rao Juliet Be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io Prao MN-S e4-429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io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io Prao PI-S e4-405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io Prao Juliet Be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5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ou GN-S e4-18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dysseuss Res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Airg GG-Y e156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kros Nebula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llaisms QX-U e2-4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llaisms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8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Flyuae WP-X e1-101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Grass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9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a UJ-R e4-4590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straeu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Bli TY-A e2211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ch Bli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1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ae TO-Q e5-579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uenae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2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aa Pra HH-U e3-135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oe Flyou XE-Q e5-2992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ugar Stick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u RI-B e2619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ystimbu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ipoea QS-U e2-142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ipoe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i PZ-O e6-5855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i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7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i TD-B e760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uenoi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8])-1)" office:value-type="string" office:string-value="" calcext:value-type="error">
            <text:p>#NAME?</text:p>
          </table:table-cell>
          <table:table-cell table:style-name="ce7" office:value-type="string" calcext:value-type="string">
            <text:p>Choomaae YE-R e4-5653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oomaae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29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ea PS-U e2-313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e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Flyuae UO-A e558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Flyuae Subway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1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FB-O e6-581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yloall Subway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2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Chruia ZK-P e5-4695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quals Redeemer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embaisk IS-T e3-848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eogadd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4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e SY-S e3-58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ra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Bli GR-V e2-6518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nzac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6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o PY-R e4-143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llicen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7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o WJ-R e4-964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lomé's Epitap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Choomaae LC-V e2-690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lyeh Gatewa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3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Free IM-W e1-319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it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Froarks DG-X e1-82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oarks Delta Golf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EL-Y e197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oarks Echo Lima</text:p>
          </table:table-cell>
          <table:table-cell table:style-name="ce10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rps PI-B e2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Floarps Papa India</text:p>
          </table:table-cell>
          <table:table-cell table:style-name="ce10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3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ch PO-Q e5-4289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Papa Osca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ch YK-O e6-704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Yankee Kilo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ch LH-V e2-6551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Lima Hot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6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ch QY-R e4-4146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G Zarco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7])-1)" office:value-type="string" office:string-value="" calcext:value-type="error">
            <text:p>#NAME?</text:p>
          </table:table-cell>
          <table:table-cell table:style-name="ce7" office:value-type="string" calcext:value-type="string">
            <text:p>Aunairm VJ-R e4-241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unairm Victor Juliet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Aunair AQ-P e5-223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unair Alpha Quebec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Free OD-S e4-970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s Free Oscar Del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aei GH-U e3-127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Tristão Vaz Teixeir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Audst KG-Y e4351</text:p>
          </table:table-cell>
          <table:table-cell table:style-name="ce2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uae Audst Kilo Golf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2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eema CL-P e5-2040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eema Charlie Lim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3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eema NM-W e1-2932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eema November Mik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oe KC-U e3-93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oe Kilo Charli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oe BL-X e1-1690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oe Bravo Lima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ie MY-R e4-865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 Perestrello</text:p>
          </table:table-cell>
          <table:table-cell table:style-name="ce8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UK-O e6-428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nneapoli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UK-O e6-890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int Paul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ea WJ-R e4-93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ea Whiskey Juliet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ea VE-R e4-367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ea Victor Echo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eae NM-W e1-509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eae November Mik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oo OZ-O e6-135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r-i Sang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i FB-W e2-564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loaming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Prao BQ-Y e6596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Ven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Tepo XP-X e1-347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ost Marble Nebula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maa YE-R e4-113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mselfl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7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mbeau KM-V e2-12</text:p>
          </table:table-cell>
          <table:table-cell table:style-name="ce7" office:value-type="string" calcext:value-type="string">
            <text:p>Orion-Cygn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ther Eye of Sauron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8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NY-R e4-407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gg Yolk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Blao FM-V e2-5973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ony Heave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Blao AB-W e2-9322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homaz 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Flyi II-S e4-687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ardens of Shangri-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e HQ-Y e386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amiels Song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3])-1)" office:value-type="string" office:string-value="" calcext:value-type="error">
            <text:p>#NAME?</text:p>
          </table:table-cell>
          <table:table-cell table:style-name="ce7" office:value-type="string" calcext:value-type="string">
            <text:p>Truecha ZK-P e5-25</text:p>
          </table:table-cell>
          <table:table-cell table:style-name="ce7" office:value-type="string" calcext:value-type="string">
            <text:p>Formorian Frontie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atia's Lighthous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4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a ST-R e4-238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tariels Tear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ai UU-X e1-87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moglobi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oo Groa SO-Z e0</text:p>
          </table:table-cell>
          <table:table-cell table:style-name="ce7" office:value-type="string" calcext:value-type="string">
            <text:p>Out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asto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 Flyoae NT-Q e5-19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byss Pool Nebula and Geyser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8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ku WO-Z e3682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lyn Tegi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9])-1)" office:value-type="string" office:string-value="" calcext:value-type="error">
            <text:p>#NAME?</text:p>
          </table:table-cell>
          <table:table-cell table:style-name="ce7" office:value-type="string" calcext:value-type="string">
            <text:p>Umbaists XJ-A e623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lium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0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CK-A e754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Wha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iae ZP-P e5-604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rulean Do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2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ue JN-S e4-44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erido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Trignai MT-Q e5-28</text:p>
          </table:table-cell>
          <table:table-cell table:style-name="ce7" office:value-type="string" calcext:value-type="string">
            <text:p>The Condui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rignai Blend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Baukoa SY-S e3-121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aukoa RO-R e4-22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aukoa QE-Q e5-232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Charli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7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sio FG-X e1-758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isio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eae PT-Q e5-47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eae SJ-Q e5-282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eae WP-O e6-20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u LI-S e4-10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u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u QE-Q e5-33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u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Bli CH-U e3-37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Dryoea Bli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Bli TP-O e6-43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Dryoea Bli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Chruia YU-P e5-86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SD-T e3-27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NM-W e1-637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i HA-A e54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ai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i GL-Y e324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ai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BQ-Y e194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EM-V e2-106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WF-O e6-140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DQ-P e5-67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FQ-Y e62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VD-T e3-50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6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e HA-A e336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ais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IG-Y e354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aisa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od JR-W e1-169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od VY-S e3-30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od DL-P e5-99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OS-T e3-259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wsy Oscar Sierr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uwsy OY-R e4-558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wsy Oscar Yanke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aa Pruae LN-S e4-203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uae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Pruae NI-B e30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uae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ua Aub PX-U e2-69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ua Aub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Aub VY-S e3-38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ua Aub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loe PD-B e21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Phroea Plo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OD-B e761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Phroea Plo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SJ-Z e39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lo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Pruae BL-X e1-53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MC-V e2-21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AV-Y e53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YA-W e2-219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FB-X e1-374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Ploe TO-Z e601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OO-Q e5-43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QU-O e6-1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Pri NT-Q e5-15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i PD-S e4-126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i PD-S e4-43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eau GG-Y e1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IG-Y e3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YP-P e5-605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EW-N e6-50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YP-P e5-862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BL-X e1-23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Bravo Li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HR-V e2-775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Hotel Romeo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aei FH-U e3-142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Foxtrot Hotel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QO-Q e5-34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Quebec Oscar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VJ-Z e671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Victor Echo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u DV-Y e14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JR-N e6-547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DV-Y e14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FG-X e1-71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IS-T e3-528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GL-Y e664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AF-A e42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Z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Ail ZE-R e4-17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ishing Well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9])-1)" office:value-type="string" office:string-value="" calcext:value-type="error">
            <text:p>#NAME?</text:p>
          </table:table-cell>
          <table:table-cell table:style-name="ce7" office:value-type="string" calcext:value-type="string">
            <text:p>Blue Eaewsy CB-W e2-6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Ink in Pink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0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io YO-A e3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e Respit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Bli BW-V e2-1018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ot Temptati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2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scs Fraae QY-S e3-27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uby-Shee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Bli HQ-Y e302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Verdan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ieneae HN-S e4-259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occata and Fugu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a KX-T e3-54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hemai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e XE-R e4-12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a Aob MM-W e1-387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arao Orb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Chrea JH-V e2-823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ads Camp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Blou FL-P e5-326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ardust Depo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PY-R e4-68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lockwor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aa Chroa CK-A e184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Insa's Kis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saa RN-T e3-367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moky Emerald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3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i PS-U e2-16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Peach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o ZK-P e5-31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e Ven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i XY-S e3-27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va Ball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Pruae VU-P e5-38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reeper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Byoe FA-A e1655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w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6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i FW-N e6-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ndrix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Rothaei SI-B e204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rk Ey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o ZA-O e6-15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wdrop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kombuia ZT-A e46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angerine Dream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Vegnoae WE-R e4-925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s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3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ai HM-V e2-17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quamarin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ue YK-O e6-6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lachit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a Flyiae CW-V e2-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rcys Black Hol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i Graae IH-U e3-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llapse of Moro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Gree EG-Y g184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nus Visi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oae AP-A e6892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/>
          <table:table-cell table:style-name="ce7" office:value-type="string" calcext:value-type="string">
            <text:p>Nearby GMP POI named as Iris Missive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79])-1)" office:value-type="string" office:string-value="" calcext:value-type="error">
            <text:p>#NAME?</text:p>
          </table:table-cell>
          <table:table-cell table:style-name="ce7" office:value-type="string" calcext:value-type="string">
            <text:p>Gooreia WO-Z e1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ur Ladys Modes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uae HC-U e3-441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arona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uae KN-S e4-349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ytheros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2])-1)" office:value-type="string" office:string-value="" calcext:value-type="error">
            <text:p>#NAME?</text:p>
          </table:table-cell>
          <table:table-cell table:style-name="ce7" office:value-type="string" calcext:value-type="string">
            <text:p>Ogaicy TT-R e4-16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Mit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HX-T e3-2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eruleum Lun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Bluae QI-T e3-34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rulean Tranquili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5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ua SJ-Z e77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Rhapsod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limbeau ZE-R e4-27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rple Ring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7])-1)" office:value-type="string" office:string-value="" calcext:value-type="error">
            <text:p>#NAME?</text:p>
          </table:table-cell>
          <table:table-cell table:style-name="ce7" office:value-type="string" calcext:value-type="string">
            <text:p>Skaude AL-X e1-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usty Ne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Lasi RY-R e4-31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rple Rai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Pruae RO-R e4-248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ink Flam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0])-1)" office:value-type="string" office:string-value="" calcext:value-type="error">
            <text:p>#NAME?</text:p>
          </table:table-cell>
          <table:table-cell table:style-name="ce7" office:value-type="string" calcext:value-type="string">
            <text:p>Leamiae LS-T e3-331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osfor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Blao YA-O e6-53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ainbow Bridg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2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kao BB-W e2-2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laits Supernova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iedgae RJ-Q e5-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pparitio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4])-1)" office:value-type="string" office:string-value="" calcext:value-type="error">
            <text:p>#NAME?</text:p>
          </table:table-cell>
          <table:table-cell table:style-name="ce7" office:value-type="string" calcext:value-type="string">
            <text:p>Whambooe GW-W e1-6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uggins Nebula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Pruae SZ-P e5-156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adenyu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lue Eaewsy DB-W e2-5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rcadian Light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7])-1)" office:value-type="string" office:string-value="" calcext:value-type="error">
            <text:p>#NAME?</text:p>
          </table:table-cell>
          <table:table-cell table:style-name="ce7" office:value-type="string" calcext:value-type="string">
            <text:p>Boeph MI-B e7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odefro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ejaa RT-Q e5-8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o Szilard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ipoea NO-Q e5-59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ondratyu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e KG-Y e61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ike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FH-U e3-780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choes of Eterni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2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meia FG-Y e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ild in Tim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3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i Ain WE-R e4-9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de Ghost Stellar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4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Phla WP-P e5-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Vulcan's Ey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5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i Ain GR-N e6-197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ed and Bohinj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Flyi UT-R e4-480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arry Ey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e TU-O e6-974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strum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Aoscs IR-W e1-392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ole In The Sk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embaisk DG-O e6-297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ed and Green Glor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0])-1)" office:value-type="string" office:string-value="" calcext:value-type="error">
            <text:p>#NAME?</text:p>
          </table:table-cell>
          <table:table-cell table:style-name="ce7" office:value-type="string" calcext:value-type="string">
            <text:p>Plaa Aoscs HA-A e942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liotrop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uefoea EB-W e2-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idden Treasure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UT-R e4-145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ommigt</text:p>
          </table:table-cell>
          <table:table-cell table:style-name="ce2" office:value-type="string" calcext:value-type="string">
            <text:p>Rollo Treadway</text:p>
          </table:table-cell>
          <table:table-cell table:style-name="ce2" office:value-type="string" calcext:value-type="string">
            <text:p>Glaslyn</text:p>
          </table:table-cell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asau YU-X e1-13</text:p>
          </table:table-cell>
          <table:table-cell table:style-name="ce2" office:value-type="string" calcext:value-type="string">
            <text:p>Sagittarius-Carina Ar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arx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OIJEIA KR-W E1-10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OO-Q E5-9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OAE FV-Y E932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FREE HG-X E1-661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W-V E2-18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AU MS-U E2-647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AU ZA-O E6-32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PO-Q E5-793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 SD-B E886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AEI FC-U E3-941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EB-W E2-645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YT-A E221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POE KD-S E4-154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E DW-V E2-691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IMBEAU ZE-R E4-273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U GQ-Y E528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OA ZF-O E6-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AU BF-R E4-1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i zf-o e6-308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rrs GW-W E1-164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mbaisys VD-T E3-217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i DW-V E2-2522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VE-Z E99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Teqaea SD-B e6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UT-A e23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ZT-A e14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Blooe KT-Q e5-216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uae LM-W e1-28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phaitt JW-W e1-120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aei GW-W e1-30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aei QD-S e4-181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aei TU-O e6-17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eae Brai MX-T e3-1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ao Chreou LX-U e2-11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s Brue YA-O e6-1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 Groa DG-X e1-1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leefoa WJ-Z e2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a Gria UU-X e1-0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huqea UU-P e5-1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 Flyou ZJ-Z e6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ooe Freau HR-N e6-5</text:p>
          </table:table-cell>
          <table:table-cell table:style-name="ce2" office:value-type="string" calcext:value-type="string">
            <text:p>Newton's Vault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Gooroea UT-A e6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Tyreanaae TT-R e4-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ethia MY-R e4-2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eia FM-V e2-7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egnao HB-X e1-63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Bre WU-P e5-78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Bre SY-A e95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heau LN-T e3-2476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ethea YP-P e5-15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eae Aoscs KM-V e2-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ooruia VT-A e75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iae FR-N e6-1094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UJ-Q e5-260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EC-U e3-6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uae BL-O e6-21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BV-X e1-542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ZJ-A e438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EW-W e1-30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ae JW-W e1-62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EG-X e1-164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GM-V e2-230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Free RJ-Q e5-592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BL-X e1-309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Orvidius</text:p>
          </table:table-cell>
          <table:table-cell table:style-name="ce2"/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QJ-Q e5-484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Free YP-X e1-551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LC-U e3-177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EW-V e2-304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VO-Z e21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eia Flyuae EB-W e2-1</text:p>
          </table:table-cell>
          <table:table-cell table:style-name="ce2" office:value-type="string" calcext:value-type="string">
            <text:p>Newton's Vault</text:p>
          </table:table-cell>
          <table:table-cell table:style-name="ce2" office:value-type="string" calcext:value-type="string">
            <text:p>Mooing? Post_M?</text:p>
          </table:table-cell>
          <table:table-cell table:style-name="ce2" office:value-type="string" calcext:value-type="string">
            <text:p>Mooing</text:p>
          </table:table-cell>
          <table:table-cell table:style-name="ce2" table:number-columns-repeated="2"/>
          <table:table-cell table:style-name="ce1"/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Chrea XP-P e5-1052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Jaredd? Freetus?</text:p>
          </table:table-cell>
          <table:table-cell table:style-name="ce2" office:value-type="string" calcext:value-type="string">
            <text:p>Jaredd</text:p>
          </table:table-cell>
          <table:table-cell table:style-name="ce2" table:number-columns-repeated="2"/>
          <table:table-cell table:style-name="ce1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GW-W e1-1010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Welvax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CQ-Y e75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Otakud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JR-W e1-289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e JL-Y e32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Dat RPG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ae DW-N e6-944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Jonuss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e UD-T e3-52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Jonuss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ue BA-A e365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big_bad_lynx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Pruae PT-Q e5-441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omparkes1993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SD-B e27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AlexBrentnall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WJ-Z e238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AlexBrentnall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UJ-Z e487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YP-X e1-76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FinrodNV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YP-X e1-601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Gorrister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QE-Q e5-81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arkon_fry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AG-X e1-914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rancemaster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ll XZ-Y e616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Joe zAmboni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ea WP-X e1-48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pedream 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DQ-X e1-3827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Qianas ?</text:p>
          </table:table-cell>
          <table:table-cell table:style-name="ce2" office:value-type="string" calcext:value-type="string">
            <text:p>Orvidius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oe QN-T e3-32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nt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io OT-R e4-10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nt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io PY-R e4-358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nt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io RE-Q e5-635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nt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oe LS-T e3-177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oe UZ-P e5-227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u YU-Y e196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ooten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u MN-T e3-387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Big_Bad_Lynx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aulou KN-T e3-31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Subbota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ou YU-P e5-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Bam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aulou WF-O e6-4818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DankSage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Gree UT-A e147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MarkyMark73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II-S e4-110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QuantumHD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QZ-O e6-2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Zacro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io ER-N e6-645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Anarcow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uae OY-R e4-150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sychoFish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ou KH-V e2-413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Def.Red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oae GL-Y e71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Sternenschleigher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oae RO-R e4-55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Highbury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ai CG-O e6-197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ai JM-V e2-226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mee UE-Q e5-2623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mee VZ-O e6-42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 Aob EB-O e6-36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Free AB-O e6-304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oae XO-A e722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VT-R e4-27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NH-V e2-849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 Aob ZZ-P e5-147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AF-Z e568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Free SP-O e6-395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TJ-Q e5-319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oo Eaeb UY-A e8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Spock Oddsocks</text:p>
          </table:table-cell>
          <table:table-cell table:style-name="ce2" table:number-columns-repeated="2"/>
          <table:table-cell table:style-name="ce2" office:value-type="string" calcext:value-type="string">
            <text:p>Vulcan's Soul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ruelks FL-P e5-41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GMP</text:p>
          </table:table-cell>
          <table:table-cell table:style-name="ce2"/>
          <table:table-cell table:style-name="ce2" office:value-type="string" calcext:value-type="string">
            <text:p>Vulcan's Brain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SS-U e2-3379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XY-S e3-2017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XY-S e3-2107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st ZU-P e5-889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st TZ-P e5-175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aa Ain BA-A e236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oa WO-A e66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st AB-O e6-959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k PN-T e3-32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k MH-V e2-10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k JB-X e1-130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Vovva the Bluehaired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i Aip HQ-Y e56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Baldyeagle</text:p>
          </table:table-cell>
          <table:table-cell table:style-name="ce2" office:value-type="string" calcext:value-type="string">
            <text:p>Valije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i Aip TU-O e6-113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Fanel Van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c XP-X e1-1363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ewpewbangbang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u Aoc KX-T e3-32</text:p>
          </table:table-cell>
          <table:table-cell table:style-name="ce2" office:value-type="string" calcext:value-type="string">
            <text:p>Arcadian Stream</text:p>
          </table:table-cell>
          <table:table-cell table:number-columns-repeated="2"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WT-A e82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Darizaag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o IR-V e2-230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Eayrn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YA-O e6-3033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Matt Graham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ue OC-V e2-58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Chris Lane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loe RI-T e3-3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Khulgrim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EW-W e1-40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pacotka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NC-V e2-31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ellopecora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NS-U e2-12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lingsor</text:p>
          </table:table-cell>
          <table:table-cell table:style-name="ce2" office:value-type="string" calcext:value-type="string">
            <text:p>Valije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NS-U e2-72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aksofn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Phoea GG-X e1-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Firstar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qs FB-O e6-406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att Graham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JW-W e1-202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Big_bad_lynx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WO-Z e26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rof.Liebstrumpf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WO-Z e286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rof.Liebstrumpf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gh FM-V e2-1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Anuranium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gh WY-S e3-83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FRJ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ythaics MI-B e15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Zubrov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ythaics VU-X e1-25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One Zero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quer SY-A e1033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adriax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o XE-R e4-510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Clennan</text:p>
          </table:table-cell>
          <table:table-cell table:style-name="ce2" office:value-type="string" calcext:value-type="string">
            <text:p>Valije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8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 RD-T e3-695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Big_Bad_Lynx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 table:number-rows-repeated="91">
          <table:table-cell table:style-name="ce2"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2" table:number-rows-repeated="10476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py of Proc. Gen. PN" table:style-name="ta3"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ebula / Star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FD by CMDR</text:p>
          </table:table-cell>
          <table:table-cell table:style-name="ce1" office:value-type="string" calcext:value-type="string">
            <text:p>Submitted by</text:p>
          </table:table-cell>
          <table:table-cell table:style-name="ce1" office:value-type="string" calcext:value-type="string">
            <text:p>Catalogue nickname</text:p>
          </table:table-cell>
          <table:table-cell table:style-name="ce1" office:value-type="string" calcext:value-type="string">
            <text:p>GMP nickname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rified?</text:p>
          </table:table-cell>
          <table:table-cell table:style-name="ce1" office:value-type="string" calcext:value-type="string">
            <text:p>Model</text:p>
          </table:table-cell>
          <table:table-cell table:style-name="ce1" table:number-columns-repeated="18"/>
          <table:table-cell table:number-columns-repeated="996"/>
        </table:table-row>
        <table:table-row table:style-name="ro1">
          <table:table-cell table:style-name="ce2" table:formula="of:=join(&quot;&quot;;&quot;CGN II-&quot;;ROW([.B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WP-X E1-23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WZ-Y E213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nz YK-P E5-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JOEYPANTS05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HX-T E3-4455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HX-T E3-451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KW-W e1-4401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Allitnil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SD-B E940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VE-Q E5-663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rrs YT-A E769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st DG-O E6-433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emost DG-O E6-589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nks DB-W e2-199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lton Jew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nks WO-Z e42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rk Wolf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5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BB-O e6-256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gnairt Supernova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LN-T e3-375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ew Societ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LN-T e3-55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mano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8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t VZ-P e5-436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nle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Agnairt YF-O e6-312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Noska Nebula</text:p>
          </table:table-cell>
          <table:table-cell table:style-name="ce2" office:value-type="string" calcext:value-type="string">
            <text:p>Foschia Porpora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Agnairy JH-U e3-211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xx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phaitt JW-W e1-120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DF-A E789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GQ-Y E92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HAZILO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KR-W E1-2829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SJ-R E4-24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TZ-P E5-7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Aishaink WF-O E6-460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])-1)" office:value-type="string" office:string-value="" calcext:value-type="error">
            <text:p>#NAME?</text:p>
          </table:table-cell>
          <table:table-cell table:style-name="ce6" office:value-type="string" calcext:value-type="string">
            <text:p>Aishainn TZ-P E5-4471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])-1)" office:value-type="string" office:string-value="" calcext:value-type="error">
            <text:p>#NAME?</text:p>
          </table:table-cell>
          <table:table-cell table:style-name="ce7" office:value-type="string" calcext:value-type="string">
            <text:p>Athaip DW-N e6-306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thaip Wisteri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])-1)" office:value-type="string" office:string-value="" calcext:value-type="error">
            <text:p>#NAME?</text:p>
          </table:table-cell>
          <table:table-cell table:style-name="ce7" office:value-type="string" calcext:value-type="string">
            <text:p>Athaip ZP-P e5-668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sser Athai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 FB-X E1-139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thair ZE-Z E23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Aunair AQ-P e5-223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unair Alpha Quebec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Aunairm MH-V e2-65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reyn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Aunairm VJ-R e4-241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unairm Victor Juliet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Baukoa QE-Q e5-232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Charli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aukoa RO-R e4-22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Baukoa SY-S e3-121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aukoa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eia Flyuae EB-W e2-1</text:p>
          </table:table-cell>
          <table:table-cell table:style-name="ce2" office:value-type="string" calcext:value-type="string">
            <text:p>Newton's Vault</text:p>
          </table:table-cell>
          <table:table-cell table:style-name="ce2" office:value-type="string" calcext:value-type="string">
            <text:p>Mooing? Post_M?</text:p>
          </table:table-cell>
          <table:table-cell table:style-name="ce2" office:value-type="string" calcext:value-type="string">
            <text:p>Mooing</text:p>
          </table:table-cell>
          <table:table-cell table:style-name="ce2" table:number-columns-repeated="2"/>
          <table:table-cell table:style-name="ce1"/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Blue Eaewsy CB-W e2-6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Ink in Pink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Blue Eaewsy DB-W e2-5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rcadian Light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])-1)" office:value-type="string" office:string-value="" calcext:value-type="error">
            <text:p>#NAME?</text:p>
          </table:table-cell>
          <table:table-cell table:style-name="ce7" office:value-type="string" calcext:value-type="string">
            <text:p>Boeph MI-B e7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odefro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reau CW-V e2-77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in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ee BQ-Y E58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ree KD-S e4-2776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orgotten Twin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ruia JH-U e3-496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iruia Planetar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JH-U E3-496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ruia NX-T E3-790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saa RN-T e3-367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moky Emerald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AK-A E29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MISTRESS LILIT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Braisio FG-X e1-758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isio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FR-V e2-29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isio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FR-V E2-29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io VE-Z E299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Braisoea SP-O E6-191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Ail ZE-R e4-17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ishing Well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Airg GG-Y e156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kros Nebula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a Phla WP-P e5-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Vulcan Triad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i Ain GR-N e6-197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ed and Bohinj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i Ain WE-R e4-9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de Ghost Stellar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i Ain WU-O E6-5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ai UU-X e1-87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moglobi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ao HB-X e1-23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Zanavi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ao HB-X e1-232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ao Blue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ao MI-S e4-5423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ulfric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eae PT-Q e5-47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eae SJ-Q e5-282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eae WP-O e6-20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ea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i PZ-O e6-5855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i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i zf-o e6-308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u LI-S e4-10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u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oomu QE-Q e5-33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yoomu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])-1)" office:value-type="string" office:string-value="" calcext:value-type="error">
            <text:p>#NAME?</text:p>
          </table:table-cell>
          <table:table-cell table:style-name="ce7" office:value-type="string" calcext:value-type="string">
            <text:p>Byoomue JN-S e4-44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erido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yua Aim MR-W e1-91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Choomaae LC-V e2-690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lyeh Gatewa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Choomaae YE-R e4-5653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oomaae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CB-O E6-510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aei NX-U E2-814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oomeou IL-Y E40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0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kao BB-W e2-2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laits Supernova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1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ku WO-Z e368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lyn Tegid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2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maa YE-R e4-1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mselfl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Cloomeia FG-Y e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ild in Tim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Cyoidai GH-U e3-3</text:p>
          </table:table-cell>
          <table:table-cell table:style-name="ce2" office:value-type="string" calcext:value-type="string">
            <text:p>Sanguineous Rim</text:p>
          </table:table-cell>
          <table:table-cell table:style-name="ce2" office:value-type="string" calcext:value-type="string">
            <text:p>Interfector XTF</text:p>
          </table:table-cell>
          <table:table-cell table:style-name="ce2" table:number-columns-repeated="2"/>
          <table:table-cell table:style-name="ce2" office:value-type="string" calcext:value-type="string">
            <text:p>Sunny Side Down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ou JC-U E3-673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OZZYPOP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ou WP-O E6-7859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uae JX-T E3-7294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Bluae ZP-O E6-1387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a Flyi FH-U e3-915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cytu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Flyi WT-A E200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Rigden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BF-A E763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orchre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KW-W E1-183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urneli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TO-Z E15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artagueule54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a Pri WJ-Z E626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incess Luna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 Flyoae NT-Q e5-19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byss Pool Nebula and Geyser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a Aob IH-V e2-25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quarium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ea Flee DK-A e10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undercla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o Aoscs FW-W e1-5865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iaano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QN-T E3-292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UT-R E4-655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scs YK-O E6-75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wsy MM-W e1-12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Asayanami De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Aowsy RY-R e4-636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ola2</text:p>
          </table:table-cell>
          <table:table-cell table:style-name="ce2"/>
          <table:table-cell table:style-name="ce2" office:value-type="string" calcext:value-type="string">
            <text:p>Galactic Highway Nebula</text:p>
          </table:table-cell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AEI FC-U E3-941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MD-S E4-669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NN-T E3-461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LASHD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NS-U E2-5447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NAHK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QY-R E4-32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TD-B E10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TRPCP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TD-B E101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TRPCP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ao Chrea VU-P e5-7481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ao Chrea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VU-P E5-7481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KAMZEL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ea XF-O E6-6046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BATER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O CHROA ZF-O E6-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u Aowsy FW-V E2-14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au Chrea NC-V E2-4460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eae Brai MX-T e3-1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SO-R E4-4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WF-O E6-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oc ZK-P E5-56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b MI-T E3-259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CW-V E2-40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FV-Y E14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GR-V E2-77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HB-X E1-718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KI-S E4-432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KR-W E1-42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Dr.Singulart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LC-V E2-1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LR-W E1-797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emp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MM-W E1-3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MN-T E3-405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SI-T E3-336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WY-A E231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Auscs YO-A E105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ohn Rayt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Broae EM-V E2-111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Broae EM-V E2-170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EB-W E2-645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PO-Q E5-793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CHREA YT-A E221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BL-X e1-309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Orvidius</text:p>
          </table:table-cell>
          <table:table-cell table:style-name="ce2"/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EW-W e1-30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KH-V E2-79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 Free QJ-Q e5-484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i CG-X e1-14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lon Blak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Bli HQ-Y e302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Verdan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Bli WP-P E5-655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4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Flyuae HC-U e3-868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Lous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Flyuae QZ-O e6-313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aebur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49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io Prao BQ-Y e6596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Ven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io Prao VJ-Z E461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Blao YA-O e6-53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ainbow Bridg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2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Bli CH-U e3-37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Dryoea Bli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Bli TP-O e6-43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Dryoea Bli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Flyao QZ-O E6-653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ad Lynx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Flyao QZ-O E6-77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ad Lynx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Flyi II-S e4-687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ardens of Shangri-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Flyi UT-R e4-480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arry Ey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o XJ-Z E880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GR-V E2-2866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GR-V E2-3703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ea Prau RU-O E6-3984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ea Prau RZ-O e6-163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oea Prau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6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i Flyao PZ-O e6-4272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ong Danc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oi Pruae JC-V e2-651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alist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ooe Flyou XE-Q e5-2992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ugar Stick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edsm.net/en/system/id/3434432/name/Dryooe+Flyou+YT-A+e1844" xlink:type="simple">Dryooe Flyou YT-A e1844</text:a>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Bartender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Aoscs IR-W e1-392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ole In The Sk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AA-Z E223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BA-Z E94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ingkongo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FV-Y E785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IG-Y E337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IG-Y E360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TD-B E461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TY-R E4-42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YP3U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Auscs YE-Z E939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Chrea JH-V e2-823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ads Camp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FW-W E1-1121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NM-W e1-637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OI-S E4-819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OI-S E4-819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SD-T e3-27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ryuae Chruia UP-O E6-3470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Dryuae Chruia YU-P e5-86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yuae Chruia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AA-A e1078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Ultramafic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85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XJ-R e4-559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Lilie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6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a ZJ-R e4-673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iduwulf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a ZU-Y E32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e QU-O E6-1067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e TU-O e6-974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strum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ai GL-Y e324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ai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ai HA-A e54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ai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EG-X e1-164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EW-V e2-304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GM-V e2-230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OO-Q E5-9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VO-Z e21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io YO-A e3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e Respit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1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io ZJ-A e438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199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e XE-R e4-12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e YJ-A e181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Staravoitova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ea PS-U e2-313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e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CV-Y E730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KH-V E2-510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KW-W E1-612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SY-A E49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Dumboi XP-X e1-75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Alex Brentall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07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oe BL-X e1-1690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oe Bravo Lima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08])-1)" office:value-type="string" office:string-value="" calcext:value-type="error">
            <text:p>#NAME?</text:p>
          </table:table-cell>
          <table:table-cell table:style-name="ce7" office:value-type="string" calcext:value-type="string">
            <text:p>Dumbooe KC-U e3-93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umbooe Kilo Charli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0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actaisky IR-N e6-2</text:p>
          </table:table-cell>
          <table:table-cell table:style-name="ce7" office:value-type="string" calcext:value-type="string">
            <text:p>The Condui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actaisky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BQ-Y e194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embaisk DG-O e6-297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ed and Green Glor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EM-V e2-106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embaisk IS-T e3-848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eogadd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mbaisk WF-O e6-140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embaisk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phaills WY-A e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lazarhyperi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eshoqs NO-Q E5-18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gnairbs ZU-Y E9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dairld FM-V e2-53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Fox Whit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mbaisys VD-T E3-217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llaisms QX-U e2-4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llaisms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2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Bli GR-V e2-6518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nzac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22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Bli TY-A e2211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ch Bli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JC-V E2-81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MISTRESS LILIT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KX-T E3-274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QO-R E4-68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O-Q E5-37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U-O E6-19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Byio SY-A E822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Flyuae CL-X e1-221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Sali Va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Flyuae LI-S e4-3629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PY-R e4-68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lockwor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2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UU-O e6-297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ragonfl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Flyuae WU-O e6-9895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ch Flyuae Supernova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h Pri AG-X e1-477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Perez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i FB-W e2-564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loaming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3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uae HC-U e3-441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arona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ch Pruae KN-S e4-349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ytheros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cs Brue YA-O e6-1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3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dgorph PI-T e3-2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ear Thist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Bluae OM-W e1-749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k Bluae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Bluae VT-A E4189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ROBERT305</text:p>
          </table:table-cell>
          <table:table-cell table:style-name="ce2" office:value-type="string" calcext:value-type="string">
            <text:p>Katejina</text:p>
          </table:table-cell>
          <table:table-cell table:style-name="ce2" office:value-type="string" calcext:value-type="string">
            <text:p>Rice Grain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KS-T E3-44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NN-T E3-599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Flyuae OY-R E4-7268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Gree EG-Y g184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nus Visi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Gree PI-S e4-4843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lestial Rainbow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PI-S E4-484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R1NZL3R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Gree TO-Q e5-3167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reen Crystal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TO-Q E5-316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TO-Z E660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Gree UU-O E6-401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k Pruae PI-S E4-229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Orphius</text:p>
          </table:table-cell>
          <table:table-cell table:style-name="ce2"/>
          <table:table-cell table:style-name="ce2" office:value-type="string" calcext:value-type="string">
            <text:p>Cloverfield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Pruae PI-S e4-229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loverfield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4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Pruae RO-R e4-248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ink Flam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k Pruae SZ-P e5-156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adenyu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 Groa DG-X e1-1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l Prou TZ-P e5-343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bule Blu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l Prou XK-O e6-100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Watson Nebula</text:p>
          </table:table-cell>
          <table:table-cell table:style-name="ce2" office:value-type="string" calcext:value-type="string">
            <text:p>Wulff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l Prou YU-X e1-100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jiros Egg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DR-V E2-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EM-V E2-4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OX-U E2-1864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PD-S E4-1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PJ-Q E5-22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c QO-R E4-260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pin Dr Wolf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Aoscs KG-Y e4213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ulle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FW-W E1-818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HX-T E3-299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IW-W E1-48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KX-T E3-678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MX-U E2-270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OJ-Q E5-754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UT-R e4-145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ommigt</text:p>
          </table:table-cell>
          <table:table-cell table:style-name="ce2" office:value-type="string" calcext:value-type="string">
            <text:p>Rollo Treadway</text:p>
          </table:table-cell>
          <table:table-cell table:style-name="ce2" office:value-type="string" calcext:value-type="string">
            <text:p>Glaslyn</text:p>
          </table:table-cell>
          <table:table-cell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XF-O E6-723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owsy YK-X E1-127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BW-N E6-254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7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Aub CQ-P e5-214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ndan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HG-X E1-747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HM-V E2-429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TJ-Q E5-444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b WJ-Z E47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HR-V E2-32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TJ-Q E5-82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imosfea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VE-Z E309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WO-A E112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XO-R E4-2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Auscs XP-P E5-39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an D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Chruia ZK-P e5-4695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quals Redeemer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 Free IM-W e1-319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it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Free RJ-Q e5-592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 Free YP-X e1-551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oe WE-Q E5-101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Blou FL-P e5-326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ardust Depo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Blou JW-W E1-687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Flyuae GM-V e2-644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ayanit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Flyuae WP-X e1-101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Grass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2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rau MS-T E3-265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Maz Castr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d Prau MS-T e3-2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Butto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2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d Pri CA-Z e726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Sharif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0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gh Prou PS-T e3-356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omatomida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VK-O E6-94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Auwsy ZA-O E6-207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istress Lilith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DB-X E1-3103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DQ-P e5-67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 Broae EB-O e6-150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ack Giants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EB-O E6-150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FQ-Y e62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VD-T e3-50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YJ-R e4-480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 Broa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oae YJ-R E4-480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 Bru AL-P e5-1475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imidium Iter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 BRU GQ-Y E528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1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Byoe FA-A e165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w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ld Byoe TJ-Q E5-10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Byoe YA-W e2-408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os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6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ld Pri CQ-Y e460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rld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 IR-N E6-415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E SD-B E886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iae KN-T E3-419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VIDAR SNIPE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rm Briae TJ-R E4-636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HANG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1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rm Scrua EW-N e6-86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urquoise Wind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Audst TD-T e3-216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lpha Backer #2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ai KR-W e1-4</text:p>
          </table:table-cell>
          <table:table-cell table:style-name="ce7" office:value-type="string" calcext:value-type="string">
            <text:p>Outer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sprey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4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e AP-A e2204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Indigo Flam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Bre BL-P e5-7730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edons Ey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Bre NS-U E2-5911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Briae UU-O E6-9805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FANEL VA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aei OD-S E4-195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Xier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HW-N E6-499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UU-O E6-31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Chrea UU-O E6-311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Eos Free KN-T E3-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4L1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Eos Free OD-S e4-970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s Free Oscar Del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umols YE-A E805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talker260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imbuae CA-A e2</text:p>
          </table:table-cell>
          <table:table-cell table:style-name="ce7" office:value-type="string" calcext:value-type="string">
            <text:p>Trojan Bel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ye of Horro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rps PI-B e2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Floarps Papa India</text:p>
          </table:table-cell>
          <table:table-cell table:style-name="ce10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oawns WU-O E6-1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 Flyou ZJ-Z e6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e Flyi EB-X E1-2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Flyae Flyi LX-T E3-58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iedgae RJ-Q e5-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pparitio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2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iedgai ST-R e4-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sh Ey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43])-1)" office:value-type="string" office:string-value="" calcext:value-type="error">
            <text:p>#NAME?</text:p>
          </table:table-cell>
          <table:table-cell table:style-name="ce7" office:value-type="string" calcext:value-type="string">
            <text:p>Flyoo Groa SO-Z e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astor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Foijaea UU-X E1-145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bs ZJ-A E138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6])-1)" office:value-type="string" office:string-value="" calcext:value-type="error">
            <text:p>#NAME?</text:p>
          </table:table-cell>
          <table:table-cell table:style-name="ce7" office:value-type="string" calcext:value-type="string">
            <text:p>Froarks DG-X e1-82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oarks Delta Golf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EL-Y e197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oarks Echo Lima</text:p>
          </table:table-cell>
          <table:table-cell table:style-name="ce10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XJ-R e4-136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hpingalet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Froarks XJ-R e4-1363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roarks Planetary Nebula</text:p>
          </table:table-cell>
          <table:table-cell table:style-name="ce10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Gludge IS-T E3-0</text:p>
          </table:table-cell>
          <table:table-cell table:style-name="ce2" office:value-type="string" calcext:value-type="string">
            <text:p>Sanguineous Rim</text:p>
          </table:table-cell>
          <table:table-cell table:style-name="ce2" office:value-type="string" calcext:value-type="string">
            <text:p>SKafre</text:p>
          </table:table-cell>
          <table:table-cell table:style-name="ce2" table:number-columns-repeated="2"/>
          <table:table-cell table:style-name="ce2" office:value-type="string" calcext:value-type="string">
            <text:p>Gludge Planetary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1])-1)" office:value-type="string" office:string-value="" calcext:value-type="error">
            <text:p>#NAME?</text:p>
          </table:table-cell>
          <table:table-cell table:style-name="ce7" office:value-type="string" calcext:value-type="string">
            <text:p>Gooreia WO-Z e1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ur Ladys Modes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Gooroea UT-A e6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Hypa LN-S E4-15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ae Phio DW-V E2-307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owy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ethea YP-P e5-15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ethia MY-R e4-2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Greethia SS-U e2-48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pislazul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Greou Hypai XU-O E6-0</text:p>
          </table:table-cell>
          <table:table-cell table:style-name="ce2" office:value-type="string" calcext:value-type="string">
            <text:p>Hawking's Gap</text:p>
          </table:table-cell>
          <table:table-cell table:style-name="ce2" office:value-type="string" calcext:value-type="string">
            <text:p>Katejina</text:p>
          </table:table-cell>
          <table:table-cell table:style-name="ce2"/>
          <table:table-cell table:style-name="ce2" office:value-type="string" calcext:value-type="string">
            <text:p>Gourd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Gru Hypai DL-X e1-20</text:p>
          </table:table-cell>
          <table:table-cell table:style-name="ce7" office:value-type="string" calcext:value-type="string">
            <text:p>Norma Expans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ru Hypai Stella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ao Chreou LX-U e2-11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61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au Flee TD-T e3-145</text:p>
          </table:table-cell>
          <table:table-cell table:style-name="ce7" office:value-type="string" calcext:value-type="string">
            <text:p>Inn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uci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FL-X E1-78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irvatuli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HB-X E1-464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HB-X E1-552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KM-V E2-12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KM-V E2-25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MD-S E4-56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NS-T E3-805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Northlan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oc OS-T E3-3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Northland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ae Auscs NO-Q e5-38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lot Mar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Gree DR-V E2-5679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a VJ-Z E2419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Stalker260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AU BF-R E4-1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74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io Pri JH-U e3-671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io Orb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io Proo BW-V e2-370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EUS</text:p>
          </table:table-cell>
          <table:table-cell table:style-name="ce2"/>
          <table:table-cell table:style-name="ce2" office:value-type="string" calcext:value-type="string">
            <text:p>TruBlu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BL-X E1-201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EG-X E1-872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KH-V E2-847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Aoc WO-A E184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EC-U e3-6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UJ-Q e5-260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UO-A E2654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Briae VE-Z E99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aei GW-W e1-30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LS-T E3-143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MS-T E3-656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ae Chrea ON-T E3-502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Blooe KT-Q e5-216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AB-W e2-281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asmori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90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HW-W e1-7966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aliona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 Flyi HX-T e3-29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eruleum Lun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Flyi JI-S E4-248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 Prao RN-T E3-2748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4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ea Flyiae CW-V e2-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rcys Black Hol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poea Gria UU-X e1-0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oi Graae IH-U e3-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llapse of Moro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397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Aoscs UY-S e3-2298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dwill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Audst KG-Y e4351</text:p>
          </table:table-cell>
          <table:table-cell table:style-name="ce2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uae Audst Kilo Golf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399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Briae BV-Y e385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riar Pat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0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ae Briae LC-U e3-152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Zinnia Haz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puejaa RT-Q e5-8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eo Szilard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2])-1)" office:value-type="string" office:string-value="" calcext:value-type="error">
            <text:p>#NAME?</text:p>
          </table:table-cell>
          <table:table-cell table:style-name="ce7" office:value-type="string" calcext:value-type="string">
            <text:p>Hyuqeae MT-Q e5-4335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drang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eae SY-A E729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EVILRAT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o BF-Z E814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uae BL-O e6-21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yuquae LM-W e1-28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Iockols AA-A E233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08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au QD-T e3-12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wl of Chillies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09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e HQ-Y e386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amiels Song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0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meou GN-S e4-18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dysseuss Res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 YZ-P E5-50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BV-X e1-542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OX-U e2-885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Hengist Nebula</text:p>
          </table:table-cell>
          <table:table-cell table:style-name="ce11" office:value-type="string" calcext:value-type="string">
            <text:p>NSPs present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4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ae TO-Q e5-579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uenae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Juenae WJ-R e4-8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Trevor Goodchil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6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ea BL-P e5-241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gri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7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i TD-B e760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uenoi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18])-1)" office:value-type="string" office:string-value="" calcext:value-type="error">
            <text:p>#NAME?</text:p>
          </table:table-cell>
          <table:table-cell table:style-name="ce7" office:value-type="string" calcext:value-type="string">
            <text:p>Juenoi XY-S e3-27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va Ball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19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bs ND-S e4-9473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bero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bs ZU-X E1-566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ledbadger</text:p>
          </table:table-cell>
          <table:table-cell table:style-name="ce2" office:value-type="string" calcext:value-type="string">
            <text:p>Tomast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gy II-S E4-7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2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CK-A e754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Whal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3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FB-O e6-581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yloall Subway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24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l NY-R e4-407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gg Yol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FH-U e3-780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choes of Eterni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6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GR-W e1-539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immic Kyloal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7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KI-S e4-147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orthannac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28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XP-O e6-845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Grand Gobbl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29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XP-O e6-863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Quaza Tron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30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ln ZK-O e6-9955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canthrop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qs CL-X E1-504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Kyloaqs IC-U E3-710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DV-Y e4134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óimnith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4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HW-W e1-173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ve Ring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5])-1)" office:value-type="string" office:string-value="" calcext:value-type="error">
            <text:p>#NAME?</text:p>
          </table:table-cell>
          <table:table-cell table:style-name="ce7" office:value-type="string" calcext:value-type="string">
            <text:p>Kyloarph NC-V e2-1719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balt Skie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AK-A E359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7])-1)" office:value-type="string" office:string-value="" calcext:value-type="error">
            <text:p>#NAME?</text:p>
          </table:table-cell>
          <table:table-cell table:style-name="ce7" office:value-type="string" calcext:value-type="string">
            <text:p>Lasi RY-R e4-31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rple Rai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VU-P E5-20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 YJ-A E1003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ae AF-A E46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iae CG-X E1-4277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ROBERT305</text:p>
          </table:table-cell>
          <table:table-cell table:style-name="ce2" office:value-type="string" calcext:value-type="string">
            <text:p>Katejina</text:p>
          </table:table-cell>
          <table:table-cell table:style-name="ce2" office:value-type="string" calcext:value-type="string">
            <text:p>Kaleidoscop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oae AP-A e6892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/>
          <table:table-cell table:style-name="ce7" office:value-type="string" calcext:value-type="string">
            <text:p>Nearby GMP POI named as Iris Missive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ou VJ-Q E5-410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CQ-P E5-795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EL-P E5-925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RN-T E3-50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asuae VO-R E4-20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e HW-N e6-5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Blue Velvet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CG-O E6-791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GN-S E4-49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Corporalabuse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KT-Q E5-904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Larre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QZ-O E6-14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ao TY-R E4-31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PI-T E3-521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bsoluteP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PZ-O E6-170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lleri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 WU-X E1-78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iae IR-V E2-131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nto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Leamiae LS-T e3-331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osfor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AG-O E6-51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awnst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JR-W E1-76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riangle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LM-V E2-738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yl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LN-S E4-369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Big Bea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SI-T E3-42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Reinhardt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VJ-Q E5-397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eamuae XK-O E6-301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tre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OIJEIA KR-W E1-10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 DA-A E11399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 JC-V E2-5926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a UJ-R e4-4590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straeu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0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e HA-A e336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aisa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HA-A E33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IG-Y e354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yaisa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IG-Y E354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ae PS-U E2-338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e SY-S e3-581</text:p>
          </table:table-cell>
          <table:table-cell table:style-name="ce7" office:value-type="string" calcext:value-type="string">
            <text:p>Ryker's Hop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ra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ai PS-U e2-16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Peach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io NH-V E2-435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i BK-A E249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BEN WOLF ROMACH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i DW-V E2-2522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oo ZJ-R E4-4949 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GEEKSTANTON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KD-S E4-397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NX-U E2-349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QS-U E2-7590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NOTHINGFACE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aisua SD-T E3-493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5])-1)" office:value-type="string" office:string-value="" calcext:value-type="error">
            <text:p>#NAME?</text:p>
          </table:table-cell>
          <table:table-cell table:style-name="ce7" office:value-type="string" calcext:value-type="string">
            <text:p>Lyaisua SJ-Z e77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Rhapsody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Lychoitl PI-S E4-10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BW-V E2-217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noarr YF-O E6-1522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rielk VD-B E36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0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CL-P e5-418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merald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1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CL-P e5-7383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enrisulfu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Myriesly HR-N e6-4354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Barnab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HR-N e6-435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ink Of An Eye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4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MS-T e3-3831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orthern Lazur Remnan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5])-1)" office:value-type="string" office:string-value="" calcext:value-type="error">
            <text:p>#NAME?</text:p>
          </table:table-cell>
          <table:table-cell table:style-name="ce7" office:value-type="string" calcext:value-type="string">
            <text:p>Myriesly YE-R e4-364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oo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6])-1)" office:value-type="string" office:string-value="" calcext:value-type="error">
            <text:p>#NAME?</text:p>
          </table:table-cell>
          <table:table-cell table:style-name="ce7" office:value-type="string" calcext:value-type="string">
            <text:p>NGC 4463 Sector RY-R e4-5</text:p>
          </table:table-cell>
          <table:table-cell table:style-name="ce7" office:value-type="string" calcext:value-type="string">
            <text:p>Inner Orion Spu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NGC 4463 Planetary Nebula</text:p>
          </table:table-cell>
          <table:table-cell table:style-name="ce10" office:value-type="string" calcext:value-type="string">
            <text:p>NGC 4463 is an open cluster, this is a generated nebula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4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ch LH-V e2-6551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Lima Hot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8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ch PO-Q e5-4289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Papa Oscar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499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ch QY-R e4-4146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G Zarco</text:p>
          </table:table-cell>
          <table:table-cell table:style-name="ce10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ch YK-O e6-704</text:p>
          </table:table-cell>
          <table:table-cell table:style-name="ce7" office:value-type="string" calcext:value-type="string">
            <text:p>Norma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Oephaich Yankee Kilo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CF-A E53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Gonff Gint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DF-A E520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k EF-A E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Justin_Biebe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l DA-A e4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5])-1)" office:value-type="string" office:string-value="" calcext:value-type="error">
            <text:p>#NAME?</text:p>
          </table:table-cell>
          <table:table-cell table:style-name="ce7" office:value-type="string" calcext:value-type="string">
            <text:p>Oephail DA-A e47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phelias Flai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JC-V E2-807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LX-T E3-182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MI-T E3-832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PI-T E3-343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PT-R E4-151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RY-R E4-753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SO-Q E5-242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SY-R E4-1517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b UZ-P E5-895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ephaird CF-A e7699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TAINO MARLEY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AQ-X E1-15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LC-U e3-177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cy QD-B E1481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19])-1)" office:value-type="string" office:string-value="" calcext:value-type="error">
            <text:p>#NAME?</text:p>
          </table:table-cell>
          <table:table-cell table:style-name="ce7" office:value-type="string" calcext:value-type="string">
            <text:p>Ogaicy TT-R e4-16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lue Mit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FB-O E6-21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Fat Bad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FG-X E1-74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LH-V E2-574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ON-T E3-368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OX-U E2-23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ravata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QS-U E2-740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Konstant Patriot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ZJ-A E898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nks ZU-P E5-759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Tyla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DV-Y E96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HM-V E2-869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cerebu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JC-U E3-221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ron Eagle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OS-T E3-32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eter_Quill_Gotg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RD-S E4-35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_Baldrick_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WU-O E6-236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Iron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ry ZP-O E6-58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nakin Solo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KD-S E4-540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KD-S E4-606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Ogaiws UU-O E6-270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Ongaihn ZK-P E5-50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39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b Freau EL-Y e4717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erano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b Freau MX-U e2-578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lum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oscs Aob RO-Q E5-667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2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scs Fraae QY-S e3-27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uby-Shee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3])-1)" office:value-type="string" office:string-value="" calcext:value-type="error">
            <text:p>#NAME?</text:p>
          </table:table-cell>
          <table:table-cell table:style-name="ce7" office:value-type="string" calcext:value-type="string">
            <text:p>Ooscs Freau AF-R e4-641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olf's Eye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a Aob MM-W e1-387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arao Orb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Briae BF-A E23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aei QD-S e4-181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aei TU-O e6-17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4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aa Chroa CK-A e184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Insa's Kis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EB-X E1-30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EB-X E1-4262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Chruia GA-A E475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AA FREE HG-X E1-661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R-V E2-394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R-V E2-6108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HW-V E2-18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aae JM-V E2-6932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AU MS-U E2-6473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AU ZA-O E6-32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EE DW-V E2-691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EL-Y e101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Lynn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FL-Y e6889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/>
          <table:table-cell table:style-name="ce2" office:value-type="string" calcext:value-type="string">
            <text:p>Thorpe Nebula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mboa ZE-A e377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Titl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IPOE KD-S E4-1540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ipoea NO-Q e5-593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Kondratyuk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ipoea QS-U e2-1426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ipoe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leedgaa UJ-Q e5-185</text:p>
          </table:table-cell>
          <table:table-cell table:style-name="ce7" office:value-type="string" calcext:value-type="string">
            <text:p>Izanami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los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leefoa WJ-Z e2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od DL-P e5-99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od JR-W e1-169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od VY-S e3-30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od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scs EF-A e431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scs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OS-T e3-259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wsy Oscar Sierr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Auwsy OY-R e4-558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oi Auwsy Oscar Yanke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UK-O e6-428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nneapoli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oi Auwsy UK-O e6-8903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int Paul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Bre SY-A e95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i Bre WU-P e5-78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 Aob AL-X E1-526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oo Aob BW-N E6-362</text:p>
          </table:table-cell>
          <table:table-cell table:style-name="ce2" office:value-type="string" calcext:value-type="string">
            <text:p>Inner Orion-Perseus Conflux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Grie WO-Z E81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aa Pra HH-U e3-135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a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Prao AQ-Y E65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aa Pruae LN-S e4-203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uae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aa Pruae NI-B e30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aa Pruae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io Prao DQ-Y e4986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Marlon Blak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io Prao MN-S e4-429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io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io Prao ND-S e4-952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Ashnak</text:p>
          </table:table-cell>
          <table:table-cell table:style-name="ce2"/>
          <table:table-cell table:style-name="ce2" office:value-type="string" calcext:value-type="string">
            <text:p>Orc's Redoubt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io Prao PI-S e4-405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io Prao Juliet Be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5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Bli BW-V e2-1018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ot Temptati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i DG-O E6-219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STRANNIK67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Bli TT-A E344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OD-B e761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Phroea Plo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3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loe PD-B e21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Phroea Plo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SJ-Z e390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lo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SO-R E4-58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UO-R E4-46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UY-A E69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VZ-P E5-93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5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loe WO-A E1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o QN-T E3-922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rao TY-A e754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02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ea Prao VU-X e1-199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ea Prao Juliet Bet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PT-R E4-128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RN-T E3-378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ea Prau RT-R E4-92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Bluae QI-T e3-34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rulean Tranquility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Flyuae MN-S e4-471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opyca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AV-Y e53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0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Pruae BL-X e1-53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FB-X e1-374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MC-V e2-21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2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roi Pruae VU-P e5-38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reeper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roi Pruae YA-W e2-219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roi Pruae Archer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4])-1)" office:value-type="string" office:string-value="" calcext:value-type="error">
            <text:p>#NAME?</text:p>
          </table:table-cell>
          <table:table-cell table:style-name="ce7" office:value-type="string" calcext:value-type="string">
            <text:p>Phua Aub PX-U e2-695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ua Aub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Aub VY-S e3-38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hua Aub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Chrea RO-Z E1594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Calbaron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ua Chrea XP-P e5-1052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Jaredd? Freetus?</text:p>
          </table:table-cell>
          <table:table-cell table:style-name="ce2" office:value-type="string" calcext:value-type="string">
            <text:p>Jaredd</text:p>
          </table:table-cell>
          <table:table-cell table:style-name="ce2" table:number-columns-repeated="2"/>
          <table:table-cell table:style-name="ce1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Phylur BV-Y e0</text:p>
          </table:table-cell>
          <table:table-cell table:style-name="ce2" office:value-type="string" calcext:value-type="string">
            <text:p>Inner Orion Spur</text:p>
          </table:table-cell>
          <table:table-cell table:style-name="ce2" office:value-type="string" calcext:value-type="string">
            <text:p>Amazong Mr 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1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laa Aoscs HA-A e942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liotrop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0])-1)" office:value-type="string" office:string-value="" calcext:value-type="error">
            <text:p>#NAME?</text:p>
          </table:table-cell>
          <table:table-cell table:style-name="ce7" office:value-type="string" calcext:value-type="string">
            <text:p>Plimbeau ZE-R e4-27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urple Ring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IMBEAU ZE-R E4-2732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ooe Freau HR-N e6-5</text:p>
          </table:table-cell>
          <table:table-cell table:style-name="ce2" office:value-type="string" calcext:value-type="string">
            <text:p>Newton's Vault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eae Aoscs KM-V e2-9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Prungoa EF-A E5</text:p>
          </table:table-cell>
          <table:table-cell table:style-name="ce2" office:value-type="string" calcext:value-type="string">
            <text:p>Hawking's Gap</text:p>
          </table:table-cell>
          <table:table-cell table:style-name="ce2" office:value-type="string" calcext:value-type="string">
            <text:p>Katejina</text:p>
          </table:table-cell>
          <table:table-cell table:style-name="ce2"/>
          <table:table-cell table:style-name="ce2" office:value-type="string" calcext:value-type="string">
            <text:p>Suron's Ey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Prungoa EF-A e5</text:p>
          </table:table-cell>
          <table:table-cell table:style-name="ce7" office:value-type="string" calcext:value-type="string">
            <text:p>Hawking's Gap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ed Cora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6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amio JX-T e3-11</text:p>
          </table:table-cell>
          <table:table-cell table:style-name="ce7" office:value-type="string" calcext:value-type="string">
            <text:p>Inner Orion Spu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yramio Planetary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27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ie Eurk QX-U e2-0</text:p>
          </table:table-cell>
          <table:table-cell table:style-name="ce7" office:value-type="string" calcext:value-type="string">
            <text:p>The Abys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istant View in Blu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8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rivo HW-V e2-8</text:p>
          </table:table-cell>
          <table:table-cell table:style-name="ce7" office:value-type="string" calcext:value-type="string">
            <text:p>Formorian Frontie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ly Trap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29])-1)" office:value-type="string" office:string-value="" calcext:value-type="error">
            <text:p>#NAME?</text:p>
          </table:table-cell>
          <table:table-cell table:style-name="ce7" office:value-type="string" calcext:value-type="string">
            <text:p>Pyuefoea EB-W e2-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idden Treasure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0])-1)" office:value-type="string" office:string-value="" calcext:value-type="error">
            <text:p>#NAME?</text:p>
          </table:table-cell>
          <table:table-cell table:style-name="ce7" office:value-type="string" calcext:value-type="string">
            <text:p>Rothaei SI-B e204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ark Ey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aulo QY-A E5662 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Blao AB-W e2-932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ohomaz A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Blao FM-V e2-597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Pony Heave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ao MT-Q E5-253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i VP-O E6-762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Bli ZP-O E6-682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37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Flyi GH-U e3-361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lo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ao DB-O e6-3671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au Prao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au Prao KW-W E1-680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ono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i FW-N e6-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endrix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au Proo OZ-O e6-135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r-i Sang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AV-Y E19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BL-X E1-846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HM-V E2-2023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ISO718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HM-V E2-273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JX-T E3-4747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MT-Q E5-5514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NI-T E3-355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OY-R E4-319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RO-R E4-7291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ST-A E828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VP-O E6-8166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Bli XO-Z E958 </text:p>
          </table:table-cell>
          <table:table-cell table:style-name="ce2" office:value-type="string" calcext:value-type="string">
            <text:p>Ryker's Hope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Flyi OD-B e99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akefor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Flyuae UO-A e558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Flyuae Subway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GR-V E2-4177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OO-Q e5-43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PT-R E4-158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loe QU-O e6-1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Ploe TO-Z e601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loe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DL-X E1-119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EL-X E1-88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HR-V E2-48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au UT-A E46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ee Pri NT-Q e5-153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i PD-S e4-1261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hee Pri PD-S e4-439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hee Pri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hieneae HN-S e4-259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occata and Fugu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69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ai HM-V e2-17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quamarin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ao QT-Q E5-72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ao TJ-Z E31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e HA-A e209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Jewels of Jona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3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e KG-Y e61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ike Remnan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BA-Z E666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DA-Z E495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6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i DB-O e6-270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Firethread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DQ-X E1-498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EG-X E1-291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EG-X E1-3485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UE-Z E23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UE-Z E980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 WZ-Y E770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creakiae JW-W e1-62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Orvidius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iae ZP-P e5-604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erulean Dot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ou EW-N e6-599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a vie en Ros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6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ue YK-O e6-6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lachit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87])-1)" office:value-type="string" office:string-value="" calcext:value-type="error">
            <text:p>#NAME?</text:p>
          </table:table-cell>
          <table:table-cell table:style-name="ce7" office:value-type="string" calcext:value-type="string">
            <text:p>Screakue ZE-R e4-1264</text:p>
          </table:table-cell>
          <table:table-cell table:style-name="ce7" office:value-type="string" calcext:value-type="string">
            <text:p>Inner Scutum-Centaur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apitano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egnao HB-X e1-63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6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EG-Y E725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MY-R E4-28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OJ-Q E5-216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SO-R E4-1013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Zelenyj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TJ-R E4-658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UU-P E5-381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VE-Z E24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Clenna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XP-X E1-2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XZ-Y E549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ae YU-Y E6478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6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BL-X e1-2343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Bravo Li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DL-P e5-360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ergju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aei FH-U e3-142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Foxtrot Hotel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aei GH-U e3-1272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2" office:value-type="string" calcext:value-type="string">
            <text:p>Tristão Vaz Teixeir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HR-V e2-775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Hotel Romeo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OJ-Q E5-839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QO-Q E5-3431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QO-Q e5-343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Quebec Oscar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RY-R E4-65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aei VJ-Z e671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aei Victor Echo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AA-Z E814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pplo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IM-V E2-736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Applor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KG-Y E245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ky Haussman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LG-Y E3436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Verda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QS-U E2-6434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Princess Luna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QY-R E4-845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Sweetie_Belle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XE-Z E1223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Randomgun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 YU-X E1-3329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Jora Koloskov</text:p>
          </table:table-cell>
          <table:table-cell table:style-name="ce2" office:value-type="string" calcext:value-type="string">
            <text:p>Sunny v. Isegrim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EW-N e6-501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hrogeau GG-Y e119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IG-Y e38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YP-P e5-605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au YP-P e5-8620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hrogeau Juliet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hrogee NS-U E2-189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kaude AL-X e1-28</text:p>
          </table:table-cell>
          <table:table-cell table:style-name="ce2" office:value-type="string" calcext:value-type="string">
            <text:p>Inner Scutum-Centaurus Arm</text:p>
          </table:table-cell>
          <table:table-cell table:style-name="ce2" office:value-type="string" calcext:value-type="string">
            <text:p>Shizuk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kaude AL-X e1-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Rusty Ne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2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kombuia ZT-A e467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angerine Dream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asau YU-X e1-13</text:p>
          </table:table-cell>
          <table:table-cell table:style-name="ce2" office:value-type="string" calcext:value-type="string">
            <text:p>Sagittarius-Carina Arm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arx</text:p>
          </table:table-cell>
          <table:table-cell table:number-columns-repeated="3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huqea UU-P e5-1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heau LN-T e3-2476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NM-W E1-95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UT-A e232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VY-S E3-733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lojio ZT-A e147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3])-1)" office:value-type="string" office:string-value="" calcext:value-type="error">
            <text:p>#NAME?</text:p>
          </table:table-cell>
          <table:table-cell table:style-name="ce7" office:value-type="string" calcext:value-type="string">
            <text:p>Spongou FA-A e2</text:p>
          </table:table-cell>
          <table:table-cell table:style-name="ce7" office:value-type="string" calcext:value-type="string">
            <text:p>The Formidine Rif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pongou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ooreau DA-A E71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NAHK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pooruia VT-A e75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ranaei LR-W e1-532</text:p>
          </table:table-cell>
          <table:table-cell table:style-name="ce2" office:value-type="string" calcext:value-type="string">
            <text:p>Norma Arm</text:p>
          </table:table-cell>
          <table:table-cell table:style-name="ce2" office:value-type="string" calcext:value-type="string">
            <text:p>Kastia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roifooe QD-S e4-0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?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8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lue DH-U e3-34</text:p>
          </table:table-cell>
          <table:table-cell table:style-name="ce7" office:value-type="string" calcext:value-type="string">
            <text:p>Orion-Cygnus Ar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ep S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39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ea VE-R e4-3674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ea Victor Echo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ea WJ-R e4-93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ea Whiskey Juliett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1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o PY-R e4-1431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illicent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o WJ-R e4-9640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alomé's Epitap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AF-A e42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Z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4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au DV-Y e14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Alph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DV-Y e14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Del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FG-X e1-715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Epsil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GL-Y e664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Gamm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IS-T e3-528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au JR-N e6-547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au Archer Bet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0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eae NM-W e1-5094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tuemeae November Mik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4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iae GG-X E1-799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Redfox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2])-1)" office:value-type="string" office:string-value="" calcext:value-type="error">
            <text:p>#NAME?</text:p>
          </table:table-cell>
          <table:table-cell table:style-name="ce7" office:value-type="string" calcext:value-type="string">
            <text:p>Stuemie MY-R e4-8657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B Perestrello</text:p>
          </table:table-cell>
          <table:table-cell table:style-name="ce8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STUEMOAE FV-Y E932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Systimbao TJ-Z E2793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5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o ZA-O e6-1528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Dewdrop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6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o ZK-P e5-316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zure Venn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7])-1)" office:value-type="string" office:string-value="" calcext:value-type="error">
            <text:p>#NAME?</text:p>
          </table:table-cell>
          <table:table-cell table:style-name="ce7" office:value-type="string" calcext:value-type="string">
            <text:p>Systimbu RI-B e2619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ystimbu Archer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58])-1)" office:value-type="string" office:string-value="" calcext:value-type="error">
            <text:p>#NAME?</text:p>
          </table:table-cell>
          <table:table-cell table:style-name="ce7" office:value-type="string" calcext:value-type="string">
            <text:p>Tepo XP-X e1-347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Lost Marble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59])-1)" office:value-type="string" office:string-value="" calcext:value-type="error">
            <text:p>#NAME?</text:p>
          </table:table-cell>
          <table:table-cell table:style-name="ce7" office:value-type="string" calcext:value-type="string">
            <text:p>Teqaea GX-T e3-3078</text:p>
          </table:table-cell>
          <table:table-cell table:style-name="ce7" office:value-type="string" calcext:value-type="string">
            <text:p>Izanami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eqaea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Teqaea SD-B e68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1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aile HW-V e2-7</text:p>
          </table:table-cell>
          <table:table-cell table:style-name="ce7" office:value-type="string" calcext:value-type="string">
            <text:p>Hawking's Gap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ree Worlds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62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eema CL-P e5-2040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eema Charlie Lim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3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eema NM-W e1-2932</text:p>
          </table:table-cell>
          <table:table-cell table:style-name="ce7" office:value-type="string" calcext:value-type="string">
            <text:p>Galactic Centre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heema November Mike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edsm.net/en/system/id/3977605/name/Thraikoo+PS-U+e2-4" xlink:type="simple">Thraikoo PS-U e2-4</text:a></text:p>
          </table:table-cell>
          <table:table-cell table:style-name="ce2" office:value-type="string" calcext:value-type="string">
            <text:p>Vulcan Gate</text:p>
          </table:table-cell>
          <table:table-cell table:style-name="ce2" office:value-type="string" calcext:value-type="string">
            <text:p>Marx</text:p>
          </table:table-cell>
          <table:table-cell table:style-name="ce2" table:number-columns-repeated="2"/>
          <table:table-cell table:style-name="ce2" office:value-type="string" calcext:value-type="string">
            <text:p>Thracian Nebula</text:p>
          </table:table-cell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65])-1)" office:value-type="string" office:string-value="" calcext:value-type="error">
            <text:p>#NAME?</text:p>
          </table:table-cell>
          <table:table-cell table:style-name="ce7" office:value-type="string" calcext:value-type="string">
            <text:p>Thuecheae MT-Q e5-8</text:p>
          </table:table-cell>
          <table:table-cell table:style-name="ce7" office:value-type="string" calcext:value-type="string">
            <text:p>Formorian Frontier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eldowitch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66])-1)" office:value-type="string" office:string-value="" calcext:value-type="error">
            <text:p>#NAME?</text:p>
          </table:table-cell>
          <table:table-cell table:style-name="ce7" office:value-type="string" calcext:value-type="string">
            <text:p>Trignai MT-Q e5-28</text:p>
          </table:table-cell>
          <table:table-cell table:style-name="ce7" office:value-type="string" calcext:value-type="string">
            <text:p>The Conduit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Trignai Blend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7])-1)" office:value-type="string" office:string-value="" calcext:value-type="error">
            <text:p>#NAME?</text:p>
          </table:table-cell>
          <table:table-cell table:style-name="ce7" office:value-type="string" calcext:value-type="string">
            <text:p>Truecha ZK-P e5-25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ypatia's Lighthous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Tyreanaae TT-R e4-4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rrs GW-W E1-1646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Umbairrs PD-S E4-860 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1])-1)" office:value-type="string" office:string-value="" calcext:value-type="error">
            <text:p>#NAME?</text:p>
          </table:table-cell>
          <table:table-cell table:style-name="ce7" office:value-type="string" calcext:value-type="string">
            <text:p>Umbaists XJ-A e623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llium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2])-1)" office:value-type="string" office:string-value="" calcext:value-type="error">
            <text:p>#NAME?</text:p>
          </table:table-cell>
          <table:table-cell table:style-name="ce7" office:value-type="string" calcext:value-type="string">
            <text:p>Vegnae YE-R e4-121</text:p>
          </table:table-cell>
          <table:table-cell table:style-name="ce7" office:value-type="string" calcext:value-type="string">
            <text:p>Out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Scroll Of Thoth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eia FM-V e2-7</text:p>
          </table:table-cell>
          <table:table-cell table:style-name="ce2" office:value-type="string" calcext:value-type="string">
            <text:p>Outer Orion-Perseus Conflux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4"/>
          <table:table-cell table:style-name="ce5" table:formula="of:=FALSE()" office:value-type="float" office:value="0" calcext:value-type="float">
            <text:p>0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iae FR-N e6-1094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rin</text:p>
          </table:table-cell>
          <table:table-cell table:style-name="ce2" table:number-columns-repeated="3"/>
          <table:table-cell table:style-name="ce1" office:value-type="string" calcext:value-type="string">
            <text:p>Tiny</text:p>
          </table:table-cell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1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75])-1)" office:value-type="string" office:string-value="" calcext:value-type="error">
            <text:p>#NAME?</text:p>
          </table:table-cell>
          <table:table-cell table:style-name="ce7" office:value-type="string" calcext:value-type="string">
            <text:p>Vegnoae WE-R e4-9257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Eos Nebula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Vegnue IL-Y E139 </text:p>
          </table:table-cell>
          <table:table-cell table:style-name="ce2" office:value-type="string" calcext:value-type="string">
            <text:p>Izanami</text:p>
          </table:table-cell>
          <table:table-cell table:style-name="ce2" office:value-type="string" calcext:value-type="string">
            <text:p>Picker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7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mbeau KM-V e2-12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Other Eye of Sauron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8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a KX-T e3-541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hemait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79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a ST-R e4-2384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Matariels Tears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0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ae XE-Q e5-236</text:p>
          </table:table-cell>
          <table:table-cell table:style-name="ce7" office:value-type="string" calcext:value-type="string">
            <text:p>Odin's Hold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Aegel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Wepai YE-R E4-6098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****_Sum</text:p>
          </table:table-cell>
          <table:table-cell table:style-name="ce2"/>
          <table:table-cell table:style-name="ce2" office:value-type="string" calcext:value-type="string">
            <text:p>The Smudge</text:p>
          </table:table-cell>
          <table:table-cell table:style-name="ce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2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io OD-B e68</text:p>
          </table:table-cell>
          <table:table-cell table:style-name="ce7" office:value-type="string" calcext:value-type="string">
            <text:p>Inner Orion-Perseus Conflux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Uthat Nebula (Ishimur)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3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oae BF-Z e5979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epoae Juliet Alph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3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4])-1)" office:value-type="string" office:string-value="" calcext:value-type="error">
            <text:p>#NAME?</text:p>
          </table:table-cell>
          <table:table-cell table:style-name="ce7" office:value-type="string" calcext:value-type="string">
            <text:p>Wepoae XT-A e4315</text:p>
          </table:table-cell>
          <table:table-cell table:style-name="ce7" office:value-type="string" calcext:value-type="string">
            <text:p>Empyrean Straits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Chindi Nebula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e HW-W E1-5751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e XU-O E6-3044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Whamboo EL-P E5-304</text:p>
          </table:table-cell>
          <table:table-cell table:style-name="ce2" office:value-type="string" calcext:value-type="string">
            <text:p>Arcadian Stream</text:p>
          </table:table-cell>
          <table:table-cell table:style-name="ce2" office:value-type="string" calcext:value-type="string">
            <text:p>Hepburn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88])-1)" office:value-type="string" office:string-value="" calcext:value-type="error">
            <text:p>#NAME?</text:p>
          </table:table-cell>
          <table:table-cell table:style-name="ce7" office:value-type="string" calcext:value-type="string">
            <text:p>Whamboo EL-P e5-304</text:p>
          </table:table-cell>
          <table:table-cell table:style-name="ce7" office:value-type="string" calcext:value-type="string">
            <text:p>Arcadian Stream</text:p>
          </table:table-cell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Welcome Ghosts</text:p>
          </table:table-cell>
          <table:table-cell table:style-name="ce8"/>
          <table:table-cell table:style-name="ce5" table:formula="of:=TRUE()" office:value-type="float" office:value="1" calcext:value-type="float">
            <text:p>1</text:p>
          </table:table-cell>
          <table:table-cell table:style-name="ce1" office:value-type="string" calcext:value-type="string">
            <text:p>P2</text:p>
          </table:table-cell>
          <table:table-cell table:number-columns-repeated="1014"/>
        </table:table-row>
        <table:table-row table:style-name="ro1">
          <table:table-cell table:style-name="ce2" table:formula="of:=join(&quot;&quot;;&quot;CGN II-&quot;;ROW([.B789])-1)" office:value-type="string" office:string-value="" calcext:value-type="error">
            <text:p>#NAME?</text:p>
          </table:table-cell>
          <table:table-cell table:style-name="ce7" office:value-type="string" calcext:value-type="string">
            <text:p>Whambooe GW-W e1-66</text:p>
          </table:table-cell>
          <table:table-cell table:style-name="ce7"/>
          <table:table-cell table:style-name="ce7" office:value-type="string" calcext:value-type="string">
            <text:p>?</text:p>
          </table:table-cell>
          <table:table-cell table:style-name="ce7" office:value-type="string" calcext:value-type="string">
            <text:p>GMP</text:p>
          </table:table-cell>
          <table:table-cell table:style-name="ce8"/>
          <table:table-cell table:style-name="ce7" office:value-type="string" calcext:value-type="string">
            <text:p>Huggins Nebulae</text:p>
          </table:table-cell>
          <table:table-cell table:style-name="ce8"/>
          <table:table-cell table:style-name="ce5" table:formula="of:=FALSE()" office:value-type="float" office:value="0" calcext:value-type="float">
            <text:p>0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HW-V E2-3842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HW-V E2-813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KC-U E3-7670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Muetdhiver</text:p>
          </table:table-cell>
          <table:table-cell table:style-name="ce2"/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MI-S e4-769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i VD-B E7677</text:p>
          </table:table-cell>
          <table:table-cell table:style-name="ce2" office:value-type="string" calcext:value-type="string">
            <text:p>Empyrean Straits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Muetdhiver</text:p>
          </table:table-cell>
          <table:table-cell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oae XE-R E4-5258</text:p>
          </table:table-cell>
          <table:table-cell table:style-name="ce2" office:value-type="string" calcext:value-type="string">
            <text:p>Odin's Hold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Katejina</text:p>
          </table:table-cell>
          <table:table-cell table:style-name="ce2" table:number-columns-repeated="2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2" table:formula="of:=join(&quot;&quot;;&quot;CGN II-&quot;;ROW([.B7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Zunuae RZ-O e6-1973</text:p>
          </table:table-cell>
          <table:table-cell table:style-name="ce2" office:value-type="string" calcext:value-type="string">
            <text:p>Galactic Centre</text:p>
          </table:table-cell>
          <table:table-cell table:style-name="ce2" office:value-type="string" calcext:value-type="string">
            <text:p>Alad Insane</text:p>
          </table:table-cell>
          <table:table-cell table:style-name="ce2" table:number-columns-repeated="3"/>
          <table:table-cell table:style-name="ce1"/>
          <table:table-cell table:style-name="ce5" table:formula="of:=TRUE()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1" table:number-rows-repeated="44">
          <table:table-cell table:style-name="ce2"/>
          <table:table-cell table:number-columns-repeated="4"/>
          <table:table-cell table:style-name="ce2" table:number-columns-repeated="2"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>
          <table:table-cell table:style-name="ce2"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1" table:number-rows-repeated="136">
          <table:table-cell table:style-name="ce2" table:number-columns-repeated="7"/>
          <table:table-cell table:style-name="ce1"/>
          <table:table-cell/>
          <table:table-cell table:style-name="ce1"/>
          <table:table-cell table:number-columns-repeated="1014"/>
        </table:table-row>
        <table:table-row table:style-name="ro2" table:number-rows-repeated="104759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al" table:style-name="ta4"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Nebula name</text:p>
          </table:table-cell>
          <table:table-cell table:style-name="ce1" office:value-type="string" calcext:value-type="string">
            <text:p>Central Star?</text:p>
          </table:table-cell>
          <table:table-cell table:style-name="ce1" office:value-type="string" calcext:value-type="string">
            <text:p>Star name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8"/>
          <table:table-cell table:number-columns-repeated="1000"/>
        </table:table-row>
        <table:table-row table:style-name="ro1">
          <table:table-cell table:style-name="ce2" table:formula="of:=join(&quot;&quot;;&quot;CGN III-&quot;;ROW([.B2])-1)" office:value-type="string" office:string-value="" calcext:value-type="error">
            <text:p>#NAME?</text:p>
          </table:table-cell>
          <table:table-cell table:style-name="ce2" office:value-type="string" calcext:value-type="string">
            <text:p>Pleiade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Thargoid area | 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3])-1)" office:value-type="string" office:string-value="" calcext:value-type="error">
            <text:p>#NAME?</text:p>
          </table:table-cell>
          <table:table-cell table:style-name="ce2" office:value-type="string" calcext:value-type="string">
            <text:p>R Cr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RSO 14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])-1)" office:value-type="string" office:string-value="" calcext:value-type="error">
            <text:p>#NAME?</text:p>
          </table:table-cell>
          <table:table-cell table:style-name="ce2" office:value-type="string" calcext:value-type="string">
            <text:p>Taurus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upus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])-1)" office:value-type="string" office:string-value="" calcext:value-type="error">
            <text:p>#NAME?</text:p>
          </table:table-cell>
          <table:table-cell table:style-name="ce2" office:value-type="string" calcext:value-type="string">
            <text:p>Pipe (Bowl)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])-1)" office:value-type="string" office:string-value="" calcext:value-type="error">
            <text:p>#NAME?</text:p>
          </table:table-cell>
          <table:table-cell table:style-name="ce2" office:value-type="string" calcext:value-type="string">
            <text:p>Pipe (Stem)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])-1)" office:value-type="string" office:string-value="" calcext:value-type="error">
            <text:p>#NAME?</text:p>
          </table:table-cell>
          <table:table-cell table:style-name="ce2" office:value-type="string" calcext:value-type="string">
            <text:p>Coalsack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])-1)" office:value-type="string" office:string-value="" calcext:value-type="error">
            <text:p>#NAME?</text:p>
          </table:table-cell>
          <table:table-cell table:style-name="ce2" office:value-type="string" calcext:value-type="string">
            <text:p>Rho Ophiuchi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phiuchus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Ophiuchus Dark Region B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Ophiuchus Dark Region C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Corona Australis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LBN 623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Chamaele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IC 4604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nake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B92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Vulpecula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Witch Head Nebul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Thargoid barnacles i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California Nebul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Thargoid barnacles i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Aquila Dark Region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number-columns-repeated="1019"/>
        </table:table-row>
        <table:table-row table:style-name="ro1">
          <table:table-cell table:style-name="ce2" table:formula="of:=join(&quot;&quot;;&quot;CGN III-&quot;;ROW([.B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Barnard's Loop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inking Nebul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50 2869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Little Dumbbell Nebul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950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noao.edu/image_gallery/images/d7/ttau.jpg" xlink:type="simple">Struve's Lost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i2.wp.com/www.fromquarkstoquasars.com/wp-content/uploads/2014/12/The-Dark-Tower.jpg" xlink:type="simple">Scorpius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thumb/b/ba/Coalsack_and_Dark_Doodad_Dark_Nebulae.jpg/220px-Coalsack_and_Dark_Doodad_Dark_Nebulae.jpg" xlink:type="simple">Musca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405/NGC1555snyderPS1V4forAPOD.jpg" xlink:type="simple">Hind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T Tauri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stropixels.com/milkyway/wide/images/MilkyWayMos12-02w.jpg" xlink:type="simple">Scutum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65&amp;d=1435022533" xlink:type="simple">Helix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64&amp;d=1435022531" xlink:type="simple">Eskimo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498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209/pencil_eso_960.jpg" xlink:type="simple">Pencil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noao.edu/kpvc/observers/n1514block.jpg" xlink:type="simple">NGC 1514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30 623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50299&amp;d=1437056980" xlink:type="simple">Fine Ring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hapley 1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jthommes.com/Astro/images/IC1287_FSQ_PS3c_Crp-RT.jpg" xlink:type="simple">IC 128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Mammon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System is inhabited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billsnyderastrophotography.com/wp-content/uploads/2012/02/20120211_NGC2177-Seagull_Ha-OIII-SII-tPS2-RGB-Stars-1000x-for-website-.jpg" xlink:type="simple">Parrot's Head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18&amp;d=1436494870" xlink:type="simple">Dumbbell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22 3878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403/NGC1333_Howard23_1500.jpg" xlink:type="simple">NGC 1333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6/6b/Spirograph_Nebula_-_Hubble_1999.jpg" xlink:type="simple">Spirograph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12 1172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102/n1999_block.jpg" xlink:type="simple">NGC 1999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V380 Orionis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surf.com/antilhue/NGC1360-CRGB.jpg" xlink:type="simple">NGC 1360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26 1339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nasa.gov/sites/default/files/images/162284main_image_feature_693_ys_full.jpg" xlink:type="simple">Orion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fromquarkstoquasars.com/wp-content/uploads/2013/11/running-man-website-12001.jpg" xlink:type="simple">Running Man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4/4a/Messier_78.jpg" xlink:type="simple">Messier 78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699&amp;d=1435186409" xlink:type="simple">Ghost of Jupiter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17 3140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tjohnsrasc.ca/photos/deep-sky-62-horsehead-tc.jpg" xlink:type="simple">Horsehead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optas.net/files/2015/04/Barn150_Mn152_PS2_CrpSz-1024x768.jpg" xlink:type="simple">Cepheus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4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constellation-guide.com/wp-content/uploads/2013/04/NGC-2467.jpg" xlink:type="simple">Puppis Dark Region B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dl-digital.com/images/Astronomy/Nebulae/Flame-Crop2008-final.jpg" xlink:type="simple">Flam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5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9&amp;d=1436495052" xlink:type="simple">Veil Nebula West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5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312/horsehead_chumack_1800.jpg" xlink:type="simple">Horsehead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5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9/9e/Orion.nebula.arp.750pix.jpg" xlink:type="simple">Orion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108/NGC7023_ruiz.jpg" xlink:type="simple">Iris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constellation-guide.com/wp-content/uploads/2013/04/NGC-2467.jpg" xlink:type="simple">Puppis Dark Region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fourthdimensionastroimaging.com/sitebuilder/images/FlamingStar_Master-600x395.jpg" xlink:type="simple">Flaming Star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www.adamblockphotos.com/uploads/4/4/2/5/44258693/ic289.jpg" xlink:type="simple">IC 289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NSV 1056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6&amp;d=1436494995" xlink:type="simple">Spiral Planetary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KN Muscae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5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0/07/Sadr_Region_rgb.jpg" xlink:type="simple">Sadr Region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Sadr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0005/northamneb_ware_big.jpg" xlink:type="simple">North America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0611/PelicanNebula1_shahar_f.jpg" xlink:type="simple">Pelican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perseus.gr/Images/dso-nebulae-b352.jpg" xlink:type="simple">B352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9&amp;d=1436495052" xlink:type="simple">Veil Nebula East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4])-1)" office:value-type="string" office:string-value="" calcext:value-type="error">
            <text:p>#NAME?</text:p>
          </table:table-cell>
          <table:table-cell table:style-name="ce2" office:value-type="string" calcext:value-type="string">
            <text:p>Eight Burst Nebul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39 6137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19&amp;d=1436494893" xlink:type="simple">Ring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6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skycenter.arizona.edu/sites/skycenter.arizona.edu/files/cones.jpg" xlink:type="simple">Con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caelumobservatory.com/mlsc/cave.jpg" xlink:type="simple">Cav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pnebulae.altervista.org/catalogo/ngc/6884/immagini_prof/1_n6884_haj1.jpg" xlink:type="simple">NGC 6884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46-20087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69])-1)" office:value-type="string" office:string-value="" calcext:value-type="error">
            <text:p>#NAME?</text:p>
          </table:table-cell>
          <table:table-cell table:style-name="ce2" office:value-type="string" calcext:value-type="string">
            <text:p>Trifid of the North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bf-astro.com/images/ic1396HubBig.jpg" xlink:type="simple">Elephant's Trunk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bf-astro.com/images/ngc7822HubP_Big.jpg" xlink:type="simple">NGC 7822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0808/ngc7008_hagercollab.jpg" xlink:type="simple">Fetus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LAN 11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3])-1)" office:value-type="string" office:string-value="" calcext:value-type="error">
            <text:p>#NAME?</text:p>
          </table:table-cell>
          <table:table-cell table:style-name="ce2" office:value-type="string" calcext:value-type="string">
            <text:p>Hubble's Variable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R Monocerotis</text:p>
          </table:table-cell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4])-1)" office:value-type="string" office:string-value="" calcext:value-type="error">
            <text:p>#NAME?</text:p>
          </table:table-cell>
          <table:table-cell table:style-name="ce2" office:value-type="string" calcext:value-type="string">
            <text:p>Blue Flash Nebul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19-2020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s-media-cache-ak0.pinimg.com/736x/bb/20/53/bb2053e2405b21f35f4fb5d9081dc0b9.jpg" xlink:type="simple">IC 511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44-21305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72&amp;d=1435022554" xlink:type="simple">Butterfly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V651 Monoceros</text:p>
          </table:table-cell>
          <table:table-cell table:style-name="ce2" office:value-type="string" calcext:value-type="string">
            <text:p>Sanguineous Rim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7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701&amp;d=1435186540" xlink:type="simple">Red Spider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4&amp;d=1436494969" xlink:type="simple">Retina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43 9005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7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tarrywonders.com/cocoonvc200lsmall.jpg" xlink:type="simple">Cocoon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82&amp;d=1435023536" xlink:type="simple">NGC 2438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14 2129</text:p>
          </table:table-cell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8&amp;d=1436495027" xlink:type="simple">Bug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36 1134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308/ngc7027_tolivia_960.jpg" xlink:type="simple">NGC 702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41 4004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wolaver.org/Space/thors_helmet.jpg" xlink:type="simple">Thor's Helmet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ALS 299</text:p>
          </table:table-cell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digitalstars.files.wordpress.com/2012/04/ic2177-nb-smaller1.jpg" xlink:type="simple">Seagull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nasa.gov/images/content/714080main_potw1250a.jpg" xlink:type="simple">NGC 7354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61-22385</text:p>
          </table:table-cell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007/NGC6188_sadowski900r.jpg" xlink:type="simple">NGC 6188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copetrader.com/Photography/Photos/4463922.jpg" xlink:type="simple">Lagoon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outhastrodel.com/ngc3699wf1.jpg" xlink:type="simple">NGC 3699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Hen 2-65</text:p>
          </table:table-cell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8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17&amp;d=1436494829" xlink:type="simple">Little Ghost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23 13397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capella-observatory.com/images/PNs/NGC6337.jpg" xlink:type="simple">NGC 633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Hen 2-215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9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stro.mayda.com/Img/IC443-Ha_OIII_OIII-02.jpg" xlink:type="simple">Jellyfish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nnesastronomynews.com/wp-content/uploads/2012/02/The-Blue-Planetary-Nebula-NGC-3918.jpg" xlink:type="simple">Blue Planetary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715</text:p>
          </table:table-cell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.gsu.edu/~cantrell/pne/bmp/ngc6804full.jpg" xlink:type="simple">NGC 6804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09-1929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planewave.com/wp-content/uploads/2012/11/92.jpg" xlink:type="simple">Crescent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photos.net/images/planetary/ngc%206852-lrgb.jpg" xlink:type="simple">NGC 6852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RAS 19581+0135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capella-observatory.com/images/PNs/NGC6781.jpg" xlink:type="simple">NGC 6781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RAS 19160+0626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nnesastronomynews.com/wp-content/uploads/2012/02/The-Trifid-Nebula-by-R.-Jay-GaBany.jpg" xlink:type="simple">Trifid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heavensgloryobservatory.com/Color_Jpegs/ngc2244NB03.jpg" xlink:type="simple">Rosett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9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004/catspaw_dss2_big.jpg" xlink:type="simple">Cat's Paw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thumb/7/7f/VST_image_of_the_spectacular_star-forming_region_Messier_17_(Omega_Nebula).jpg/1024px-VST_image_of_the_spectacular_star-forming_region_Messier_17_(Omega_Nebula).jpg" xlink:type="simple">Omega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.gsu.edu/~cantrell/pne/bmp/ngc7048full.jpg" xlink:type="simple">NGC 7048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IRAS 21124+4604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8/89/NGC_2440_by_HST.jpg" xlink:type="simple">NGC 2440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FAUST 1521</text:p>
          </table:table-cell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de.de/ngc6803bgrt.jpg" xlink:type="simple">NGC 6803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09-19289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3&amp;d=1436494947" xlink:type="simple">NGC 6565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28 14266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tarshadows.com/_img/image/gallery/2/Statue_Master.jpg" xlink:type="simple">Statue of Liberty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junior-ccd.fn-f.de/NGC6842.jpg" xlink:type="simple">NGC 6842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29-19529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geckzilla.com/img/art/pics/NGC7026.jpg" xlink:type="simple">NGC 7026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47-21046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2&amp;d=1436494936" xlink:type="simple">NGC 6751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-06-19031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0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i.space.com/images/i/000/037/796/i02/hubble-new-monkey-head-nebula-1600.jpg?1395339872" xlink:type="simple">Monkey Head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bf-astro.com/ngc6820/ngc6820sho.jpg" xlink:type="simple">NGC 6820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ftp.aao.gov.au/images/image/aat109.jpg" xlink:type="simple">NGC 2899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SC 8588-0317</text:p>
          </table:table-cell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63&amp;d=1435022528&amp;thumb=1" xlink:type="simple">Crab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1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feraphotography.com/AM14/pics/Ngc1931.jpg" xlink:type="simple">NGC 1931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i.space.com/images/i/000/020/034/original/eagle-nebula-snyder-skywatching.jpg?1343795416" xlink:type="simple">Eagl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billsnyderastrophotography.com/wp-content/uploads/2011/09/20110921_NGC7635_Ha_OIII_Sync-PS2-BiColor-Crop-for-website-Scaled.jpg" xlink:type="simple">Bubbl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16])-1)" office:value-type="string" office:string-value="" calcext:value-type="error">
            <text:p>#NAME?</text:p>
          </table:table-cell>
          <table:table-cell table:style-name="ce2" office:value-type="string" calcext:value-type="string">
            <text:p>Heart Nebul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7])-1)" office:value-type="string" office:string-value="" calcext:value-type="error">
            <text:p>#NAME?</text:p>
          </table:table-cell>
          <table:table-cell table:style-name="ce2" office:value-type="string" calcext:value-type="string">
            <text:p>Soul Nebula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nnesastronomynews.com/wp-content/uploads/2012/02/IC4634-is-a-planetary-nebula-7500-light-years-away-in-Ophiuchus-the-Serpent-Holder.-It-reveals-two-shining-S-shaped-ejections-from-the-star-in-the-center-before-it-is-fading-away-as-a-white-dwarf1.jpg" xlink:type="simple">IC 4634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21 4483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1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1411/NGC281_STXL11002_AOXPugh.jpg" xlink:type="simple">NGC 281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9712/ngc5307_hst_big.jpg" xlink:type="simple">NGC 530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50 8073</text:p>
          </table:table-cell>
          <table:table-cell table:style-name="ce2" office:value-type="string" calcext:value-type="string">
            <text:p>Hawking's Ga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1/18/EmissionNebula_NGC6357.jpg" xlink:type="simple">NGC 6357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geckzilla.com/img/art/pics/NGC2792.jpg" xlink:type="simple">NGC 2792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41 4893</text:p>
          </table:table-cell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cdn.spacetelescope.org/archives/images/screen/opo0733c.jpg" xlink:type="simple">NGC 5315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PD-65 2513</text:p>
          </table:table-cell>
          <table:table-cell table:style-name="ce2" office:value-type="string" calcext:value-type="string">
            <text:p>Hawking's Ga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panther-observatory.com/gallery/deepsky/media/EtaCar_RGB_18.jpg" xlink:type="simple">Eta Carina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uter Orion Spur</text:p>
          </table:table-cell>
          <table:table-cell table:style-name="ce1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2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i0.wp.com/www.universetoday.com/wp-content/uploads/2010/12/n7538calvert.jpg" xlink:type="simple">NGC 7538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sci.esa.int/science-e-media/img/e9/heic0412c-wallpaper.jpg" xlink:type="simple">NGC 5979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-61-15434</text:p>
          </table:table-cell>
          <table:table-cell table:style-name="ce2" office:value-type="string" calcext:value-type="string">
            <text:p>Hawking's Ga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stars.astro.illinois.edu/sow/n6886.jpg" xlink:type="simple">NGC 6886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19-20105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phys.ttu.edu/~ozprof/3211ca.jpg" xlink:type="simple">NGC 3211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6493</text:p>
          </table:table-cell>
          <table:table-cell table:style-name="ce2" office:value-type="string" calcext:value-type="string">
            <text:p>Out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2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photos.net/images/planetary/ic%205217-m06-lrgb.jpg" xlink:type="simple">IC 5217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SI+50-22218</text:p>
          </table:table-cell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0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starscapeimaging.com/resources/NGC1491_SIIHaOIII_Jan11_full_crop.jpg" xlink:type="simple">NGC 1491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The Formidine Rift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nnesastronomynews.com/wp-content/uploads/2012/02/NGC-6326.jpg" xlink:type="simple">NGC 6326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CD-51 10820</text:p>
          </table:table-cell>
          <table:table-cell table:style-name="ce2" office:value-type="string" calcext:value-type="string">
            <text:p>Norma Expans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pnebulae.altervista.org/catalogo/ic/4191/immagini_prof/2_prof-HST1.jpg" xlink:type="simple">IC 4191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7815</text:p>
          </table:table-cell>
          <table:table-cell table:style-name="ce2" office:value-type="string" calcext:value-type="string">
            <text:p>Hawking's Ga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pod.nasa.gov/apod/image/0805/NGC3199_crawford.jpg" xlink:type="simple">NGC 3199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Outer Orion Spur</text:p>
          </table:table-cell>
          <table:table-cell table:style-name="ce1" office:value-type="string" calcext:value-type="string">
            <text:p>Guardian area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3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upload.wikimedia.org/wikipedia/commons/thumb/8/84/NGC_2467_and_Surroundings.jpg/1024px-NGC_2467_and_Surroundings.jpg" xlink:type="simple">Skull and Crossbones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Sanguineous Rim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deepsky-visuell.de/Zeichnungen/IC2621.jpg" xlink:type="simple">IC 2621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6807</text:p>
          </table:table-cell>
          <table:table-cell table:style-name="ce2" office:value-type="string" calcext:value-type="string">
            <text:p>Hawking's Gap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6])-1)" office:value-type="string" office:string-value="" calcext:value-type="error">
            <text:p>#NAME?</text:p>
          </table:table-cell>
          <table:table-cell table:style-name="ce2" office:value-type="string" calcext:value-type="string">
            <text:p>G2 Dust Cloud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Galactic Cent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7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davidreneke.com/wp-content/uploads/2013/11/boomerang-580x398.jpg" xlink:type="simple">Bow-Tie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NGC 40 Star</text:p>
          </table:table-cell>
          <table:table-cell table:style-name="ce2" office:value-type="string" calcext:value-type="string">
            <text:p>Elysian Shore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38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astronomynow.com/wp-content/uploads/2015/08/Little_Gem_Nebula_940x948.jpg" xlink:type="simple">Little Gem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14 5523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39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78&amp;d=1435022566" xlink:type="simple">Skull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40])-1)" office:value-type="string" office:string-value="" calcext:value-type="error">
            <text:p>#NAME?</text:p>
          </table:table-cell>
          <table:table-cell table:style-name="ce2" office:value-type="string" calcext:value-type="string">
            <text:p>Owl Nebula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GCRV 6897</text:p>
          </table:table-cell>
          <table:table-cell table:style-name="ce2" office:value-type="string" calcext:value-type="string">
            <text:p>Inner Orion Spur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41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67&amp;d=1435022536" xlink:type="simple">Cat's Eye Nebula</text:a>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ique model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42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700&amp;d=1435186487" xlink:type="simple">Lemon Slice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83 357</text:p>
          </table:table-cell>
          <table:table-cell table:style-name="ce2" office:value-type="string" calcext:value-type="string">
            <text:p>Elysian Shore</text:p>
          </table:table-cell>
          <table:table-cell table:style-name="ce1" office:value-type="string" calcext:value-type="string">
            <text:p>Unique model | Unreachable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43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9627&amp;d=1436495014" xlink:type="simple">Saturn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-11 5511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reachable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44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s://forums.frontier.co.uk/attachment.php?attachmentid=46375&amp;d=1435022559" xlink:type="simple">NGC 6210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24 3048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reachable</text:p>
          </table:table-cell>
          <table:table-cell table:number-columns-repeated="1018"/>
        </table:table-row>
        <table:table-row table:style-name="ro1">
          <table:table-cell table:style-name="ce2" table:formula="of:=join(&quot;&quot;;&quot;CGN III-&quot;;ROW([.B145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waid-observatory.com/images/ngc/NGC7662-2012-07-24-HLA-681.jpg" xlink:type="simple">Blue Snowball Nebul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41 4773</text:p>
          </table:table-cell>
          <table:table-cell table:style-name="ce2" office:value-type="string" calcext:value-type="string">
            <text:p>Elysian Shore</text:p>
          </table:table-cell>
          <table:table-cell table:style-name="ce1"/>
          <table:table-cell table:number-columns-repeated="1018"/>
        </table:table-row>
        <table:table-row table:style-name="ro1">
          <table:table-cell table:style-name="ce2" table:formula="of:=join(&quot;&quot;;&quot;CGN III-&quot;;ROW([.B146])-1)" office:value-type="string" office:string-value="" calcext:value-type="error">
            <text:p>#NAME?</text:p>
          </table:table-cell>
          <table:table-cell table:style-name="ce2" office:value-type="string" calcext:value-type="string">
            <text:p><text:a xlink:href="http://www.astrophotolab.com/pr/img/n0733d.jpg" xlink:type="simple">White Eyed Pea</text:a>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string" calcext:value-type="string">
            <text:p>BD+12 2966</text:p>
          </table:table-cell>
          <table:table-cell table:style-name="ce2" office:value-type="string" calcext:value-type="string">
            <text:p>Inner Orion Spur</text:p>
          </table:table-cell>
          <table:table-cell table:style-name="ce1" office:value-type="string" calcext:value-type="string">
            <text:p>Unreachable</text:p>
          </table:table-cell>
          <table:table-cell table:number-columns-repeated="1018"/>
        </table:table-row>
        <table:table-row table:style-name="ro1" table:number-rows-repeated="856">
          <table:table-cell table:style-name="ce2" table:number-columns-repeated="2"/>
          <table:table-cell table:style-name="ce1"/>
          <table:table-cell table:style-name="ce2" table:number-columns-repeated="2"/>
          <table:table-cell table:style-name="ce1"/>
          <table:table-cell table:number-columns-repeated="101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ions" table:style-name="ta5">
        <table:table-column table:style-name="co3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7" table:number-columns-repeated="1019" table:default-cell-style-name="Default"/>
        <table:table-row table:style-name="ro1">
          <table:table-cell table:style-name="ce1" office:value-type="string" calcext:value-type="string">
            <text:p>Region name</text:p>
          </table:table-cell>
          <table:table-cell table:style-name="ce1" office:value-type="string" calcext:value-type="string">
            <text:p>Region number</text:p>
          </table:table-cell>
          <table:table-cell table:style-name="ce1"/>
          <table:table-cell table:style-name="ce1" office:value-type="string" calcext:value-type="string">
            <text:p>Generated N</text:p>
          </table:table-cell>
          <table:table-cell table:style-name="ce1" office:value-type="string" calcext:value-type="string">
            <text:p>Generated PN</text:p>
          </table:table-cell>
          <table:table-cell table:style-name="ce1" office:value-type="string" calcext:value-type="string">
            <text:p>Real N/PN</text:p>
          </table:table-cell>
          <table:table-cell table:style-name="ce1" table:number-columns-repeated="2"/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7"/>
          <table:table-cell table:number-columns-repeated="997"/>
        </table:table-row>
        <table:table-row table:style-name="ro1">
          <table:table-cell table:style-name="ce7" office:value-type="string" calcext:value-type="string">
            <text:p>Galactic Centre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2" table:formula="of:=COUNTIF([$'Proc. Gen. N'.$C$2:.C1000];[.A2])" office:value-type="float" office:value="6" calcext:value-type="float">
            <text:p>6</text:p>
          </table:table-cell>
          <table:table-cell table:style-name="ce2" table:formula="of:=COUNTIF([$'Proc. Gen. PN'.$C$2:.$C1000];[.A2])" office:value-type="float" office:value="56" calcext:value-type="float">
            <text:p>56</text:p>
          </table:table-cell>
          <table:table-cell table:style-name="ce2" table:formula="of:=COUNTIF([$Real.$E$2:.$E1000];[.A2])" office:value-type="float" office:value="1" calcext:value-type="float">
            <text:p>1</text:p>
          </table:table-cell>
          <table:table-cell table:style-name="ce7"/>
          <table:table-cell table:style-name="ce2"/>
          <table:table-cell table:style-name="ce2" office:value-type="string" calcext:value-type="string">
            <text:p>P1</text:p>
          </table:table-cell>
          <table:table-cell table:style-name="ce2" table:formula="of:=COUNTIF([$'Proc. Gen. PN'.$J$2:.$J1000];&quot;P1&quot;)" office:value-type="float" office:value="117" calcext:value-type="float">
            <text:p>117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7" office:value-type="string" calcext:value-type="string">
            <text:p>Empyrean Straits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2" table:formula="of:=COUNTIF([$'Proc. Gen. N'.$C$2:.C1000];[.A3])" office:value-type="float" office:value="11" calcext:value-type="float">
            <text:p>11</text:p>
          </table:table-cell>
          <table:table-cell table:style-name="ce2" table:formula="of:=COUNTIF([$'Proc. Gen. PN'.$C$2:.$C1000];[.A3])" office:value-type="float" office:value="207" calcext:value-type="float">
            <text:p>207</text:p>
          </table:table-cell>
          <table:table-cell table:style-name="ce2" table:formula="of:=COUNTIF([$Real.$E$2:.$E1000];[.A3])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2" office:value-type="string" calcext:value-type="string">
            <text:p>P2</text:p>
          </table:table-cell>
          <table:table-cell table:style-name="ce2" table:formula="of:=COUNTIF([$'Proc. Gen. PN'.$J$2:.$J1000];&quot;P2&quot;)" office:value-type="float" office:value="69" calcext:value-type="float">
            <text:p>69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7" office:value-type="string" calcext:value-type="string">
            <text:p>Ryker's Hope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2" table:formula="of:=COUNTIF([$'Proc. Gen. N'.$C$2:.C1000];[.A4])" office:value-type="float" office:value="6" calcext:value-type="float">
            <text:p>6</text:p>
          </table:table-cell>
          <table:table-cell table:style-name="ce2" table:formula="of:=COUNTIF([$'Proc. Gen. PN'.$C$2:.$C1000];[.A4])" office:value-type="float" office:value="107" calcext:value-type="float">
            <text:p>107</text:p>
          </table:table-cell>
          <table:table-cell table:style-name="ce2" table:formula="of:=COUNTIF([$Real.$E$2:.$E1000];[.A4])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2" office:value-type="string" calcext:value-type="string">
            <text:p>P3</text:p>
          </table:table-cell>
          <table:table-cell table:style-name="ce2" table:formula="of:=COUNTIF([$'Proc. Gen. PN'.$J$2:.$J1000];&quot;P3&quot;)" office:value-type="float" office:value="39" calcext:value-type="float">
            <text:p>39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7" office:value-type="string" calcext:value-type="string">
            <text:p>Odin's Hold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2" table:formula="of:=COUNTIF([$'Proc. Gen. N'.$C$2:.C1000];[.A5])" office:value-type="float" office:value="11" calcext:value-type="float">
            <text:p>11</text:p>
          </table:table-cell>
          <table:table-cell table:style-name="ce2" table:formula="of:=COUNTIF([$'Proc. Gen. PN'.$C$2:.$C1000];[.A5])" office:value-type="float" office:value="178" calcext:value-type="float">
            <text:p>178</text:p>
          </table:table-cell>
          <table:table-cell table:style-name="ce2" table:formula="of:=COUNTIF([$Real.$E$2:.$E1000];[.A5])" office:value-type="float" office:value="0" calcext:value-type="float">
            <text:p>0</text:p>
          </table:table-cell>
          <table:table-cell table:style-name="ce7"/>
          <table:table-cell table:style-name="ce2"/>
          <table:table-cell table:style-name="ce2" office:value-type="string" calcext:value-type="string">
            <text:p>P4</text:p>
          </table:table-cell>
          <table:table-cell table:style-name="ce2" table:formula="of:=COUNTIF([$'Proc. Gen. PN'.$J$2:.$J1000];&quot;P4&quot;)" office:value-type="float" office:value="50" calcext:value-type="float">
            <text:p>50</text:p>
          </table:table-cell>
          <table:table-cell table:style-name="ce2" table:number-columns-repeated="17"/>
          <table:table-cell table:number-columns-repeated="997"/>
        </table:table-row>
        <table:table-row table:style-name="ro1">
          <table:table-cell table:style-name="ce7" office:value-type="string" calcext:value-type="string">
            <text:p>Norma Arm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2" table:formula="of:=COUNTIF([$'Proc. Gen. N'.$C$2:.C1000];[.A6])" office:value-type="float" office:value="19" calcext:value-type="float">
            <text:p>19</text:p>
          </table:table-cell>
          <table:table-cell table:style-name="ce2" table:formula="of:=COUNTIF([$'Proc. Gen. PN'.$C$2:.$C1000];[.A6])" office:value-type="float" office:value="44" calcext:value-type="float">
            <text:p>44</text:p>
          </table:table-cell>
          <table:table-cell table:style-name="ce2" table:formula="of:=COUNTIF([$Real.$E$2:.$E1000];[.A6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Arcadian Stream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2" table:formula="of:=COUNTIF([$'Proc. Gen. N'.$C$2:.C1000];[.A7])" office:value-type="float" office:value="4" calcext:value-type="float">
            <text:p>4</text:p>
          </table:table-cell>
          <table:table-cell table:style-name="ce2" table:formula="of:=COUNTIF([$'Proc. Gen. PN'.$C$2:.$C1000];[.A7])" office:value-type="float" office:value="31" calcext:value-type="float">
            <text:p>31</text:p>
          </table:table-cell>
          <table:table-cell table:style-name="ce2" table:formula="of:=COUNTIF([$Real.$E$2:.$E1000];[.A7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Izanami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2" table:formula="of:=COUNTIF([$'Proc. Gen. N'.$C$2:.C1000];[.A8])" office:value-type="float" office:value="13" calcext:value-type="float">
            <text:p>13</text:p>
          </table:table-cell>
          <table:table-cell table:style-name="ce2" table:formula="of:=COUNTIF([$'Proc. Gen. PN'.$C$2:.$C1000];[.A8])" office:value-type="float" office:value="35" calcext:value-type="float">
            <text:p>35</text:p>
          </table:table-cell>
          <table:table-cell table:style-name="ce2" table:formula="of:=COUNTIF([$Real.$E$2:.$E1000];[.A8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Inner Orion-Perseus Conflux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2" table:formula="of:=COUNTIF([$'Proc. Gen. N'.$C$2:.C1000];[.A9])" office:value-type="float" office:value="15" calcext:value-type="float">
            <text:p>15</text:p>
          </table:table-cell>
          <table:table-cell table:style-name="ce2" table:formula="of:=COUNTIF([$'Proc. Gen. PN'.$C$2:.$C1000];[.A9])" office:value-type="float" office:value="10" calcext:value-type="float">
            <text:p>10</text:p>
          </table:table-cell>
          <table:table-cell table:style-name="ce2" table:formula="of:=COUNTIF([$Real.$E$2:.$E1000];[.A9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Scutum-Centaurus Arm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2" table:formula="of:=COUNTIF([$'Proc. Gen. N'.$C$2:.C1000];[.A10])" office:value-type="float" office:value="0" calcext:value-type="float">
            <text:p>0</text:p>
          </table:table-cell>
          <table:table-cell table:style-name="ce2" table:formula="of:=COUNTIF([$'Proc. Gen. PN'.$C$2:.$C1000];[.A10])" office:value-type="float" office:value="0" calcext:value-type="float">
            <text:p>0</text:p>
          </table:table-cell>
          <table:table-cell table:style-name="ce2" table:formula="of:=COUNTIF([$Real.$E$2:.$E1000];[.A10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Norma Expanse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2" table:formula="of:=COUNTIF([$'Proc. Gen. N'.$C$2:.C1000];[.A11])" office:value-type="float" office:value="3" calcext:value-type="float">
            <text:p>3</text:p>
          </table:table-cell>
          <table:table-cell table:style-name="ce2" table:formula="of:=COUNTIF([$'Proc. Gen. PN'.$C$2:.$C1000];[.A11])" office:value-type="float" office:value="1" calcext:value-type="float">
            <text:p>1</text:p>
          </table:table-cell>
          <table:table-cell table:style-name="ce2" table:formula="of:=COUNTIF([$Real.$E$2:.$E1000];[.A11])" office:value-type="float" office:value="1" calcext:value-type="float">
            <text:p>1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rojan Belt</text:p>
          </table:table-cell>
          <table:table-cell table:style-name="ce7" office:value-type="float" office:value="11" calcext:value-type="float">
            <text:p>11</text:p>
          </table:table-cell>
          <table:table-cell table:style-name="ce7"/>
          <table:table-cell table:style-name="ce2" table:formula="of:=COUNTIF([$'Proc. Gen. N'.$C$2:.C1000];[.A12])" office:value-type="float" office:value="1" calcext:value-type="float">
            <text:p>1</text:p>
          </table:table-cell>
          <table:table-cell table:style-name="ce2" table:formula="of:=COUNTIF([$'Proc. Gen. PN'.$C$2:.$C1000];[.A12])" office:value-type="float" office:value="1" calcext:value-type="float">
            <text:p>1</text:p>
          </table:table-cell>
          <table:table-cell table:style-name="ce2" table:formula="of:=COUNTIF([$Real.$E$2:.$E1000];[.A12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he Veils</text:p>
          </table:table-cell>
          <table:table-cell table:style-name="ce7" office:value-type="float" office:value="12" calcext:value-type="float">
            <text:p>12</text:p>
          </table:table-cell>
          <table:table-cell table:style-name="ce7"/>
          <table:table-cell table:style-name="ce2" table:formula="of:=COUNTIF([$'Proc. Gen. N'.$C$2:.C1000];[.A13])" office:value-type="float" office:value="1" calcext:value-type="float">
            <text:p>1</text:p>
          </table:table-cell>
          <table:table-cell table:style-name="ce2" table:formula="of:=COUNTIF([$'Proc. Gen. PN'.$C$2:.$C1000];[.A13])" office:value-type="float" office:value="0" calcext:value-type="float">
            <text:p>0</text:p>
          </table:table-cell>
          <table:table-cell table:style-name="ce2" table:formula="of:=COUNTIF([$Real.$E$2:.$E1000];[.A13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Newton's Vault</text:p>
          </table:table-cell>
          <table:table-cell table:style-name="ce7" office:value-type="float" office:value="13" calcext:value-type="float">
            <text:p>13</text:p>
          </table:table-cell>
          <table:table-cell table:style-name="ce7"/>
          <table:table-cell table:style-name="ce2" table:formula="of:=COUNTIF([$'Proc. Gen. N'.$C$2:.C1000];[.A14])" office:value-type="float" office:value="1" calcext:value-type="float">
            <text:p>1</text:p>
          </table:table-cell>
          <table:table-cell table:style-name="ce2" table:formula="of:=COUNTIF([$'Proc. Gen. PN'.$C$2:.$C1000];[.A14])" office:value-type="float" office:value="2" calcext:value-type="float">
            <text:p>2</text:p>
          </table:table-cell>
          <table:table-cell table:style-name="ce2" table:formula="of:=COUNTIF([$Real.$E$2:.$E1000];[.A14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he Conduit</text:p>
          </table:table-cell>
          <table:table-cell table:style-name="ce7" office:value-type="float" office:value="14" calcext:value-type="float">
            <text:p>14</text:p>
          </table:table-cell>
          <table:table-cell table:style-name="ce7"/>
          <table:table-cell table:style-name="ce2" table:formula="of:=COUNTIF([$'Proc. Gen. N'.$C$2:.C1000];[.A15])" office:value-type="float" office:value="0" calcext:value-type="float">
            <text:p>0</text:p>
          </table:table-cell>
          <table:table-cell table:style-name="ce2" table:formula="of:=COUNTIF([$'Proc. Gen. PN'.$C$2:.$C1000];[.A15])" office:value-type="float" office:value="2" calcext:value-type="float">
            <text:p>2</text:p>
          </table:table-cell>
          <table:table-cell table:style-name="ce2" table:formula="of:=COUNTIF([$Real.$E$2:.$E1000];[.A15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Outer Orion-Perseus Conflux</text:p>
          </table:table-cell>
          <table:table-cell table:style-name="ce7" office:value-type="float" office:value="15" calcext:value-type="float">
            <text:p>15</text:p>
          </table:table-cell>
          <table:table-cell table:style-name="ce7"/>
          <table:table-cell table:style-name="ce2" table:formula="of:=COUNTIF([$'Proc. Gen. N'.$C$2:.C1000];[.A16])" office:value-type="float" office:value="6" calcext:value-type="float">
            <text:p>6</text:p>
          </table:table-cell>
          <table:table-cell table:style-name="ce2" table:formula="of:=COUNTIF([$'Proc. Gen. PN'.$C$2:.$C1000];[.A16])" office:value-type="float" office:value="13" calcext:value-type="float">
            <text:p>13</text:p>
          </table:table-cell>
          <table:table-cell table:style-name="ce2" table:formula="of:=COUNTIF([$Real.$E$2:.$E1000];[.A16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Orion Cygnus Arm</text:p>
          </table:table-cell>
          <table:table-cell table:style-name="ce7" office:value-type="float" office:value="16" calcext:value-type="float">
            <text:p>16</text:p>
          </table:table-cell>
          <table:table-cell table:style-name="ce7"/>
          <table:table-cell table:style-name="ce2" table:formula="of:=COUNTIF([$'Proc. Gen. N'.$C$2:.C1000];[.A17])" office:value-type="float" office:value="0" calcext:value-type="float">
            <text:p>0</text:p>
          </table:table-cell>
          <table:table-cell table:style-name="ce2" table:formula="of:=COUNTIF([$'Proc. Gen. PN'.$C$2:.$C1000];[.A17])" office:value-type="float" office:value="0" calcext:value-type="float">
            <text:p>0</text:p>
          </table:table-cell>
          <table:table-cell table:style-name="ce2" table:formula="of:=COUNTIF([$Real.$E$2:.$E1000];[.A17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emple</text:p>
          </table:table-cell>
          <table:table-cell table:style-name="ce7" office:value-type="float" office:value="17" calcext:value-type="float">
            <text:p>17</text:p>
          </table:table-cell>
          <table:table-cell table:style-name="ce7"/>
          <table:table-cell table:style-name="ce2" table:formula="of:=COUNTIF([$'Proc. Gen. N'.$C$2:.C1000];[.A18])" office:value-type="float" office:value="7" calcext:value-type="float">
            <text:p>7</text:p>
          </table:table-cell>
          <table:table-cell table:style-name="ce2" table:formula="of:=COUNTIF([$'Proc. Gen. PN'.$C$2:.$C1000];[.A18])" office:value-type="float" office:value="0" calcext:value-type="float">
            <text:p>0</text:p>
          </table:table-cell>
          <table:table-cell table:style-name="ce2" table:formula="of:=COUNTIF([$Real.$E$2:.$E1000];[.A18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Inner Orion Spur</text:p>
          </table:table-cell>
          <table:table-cell table:style-name="ce7" office:value-type="float" office:value="18" calcext:value-type="float">
            <text:p>18</text:p>
          </table:table-cell>
          <table:table-cell table:style-name="ce7"/>
          <table:table-cell table:style-name="ce2" table:formula="of:=COUNTIF([$'Proc. Gen. N'.$C$2:.C1000];[.A19])" office:value-type="float" office:value="2" calcext:value-type="float">
            <text:p>2</text:p>
          </table:table-cell>
          <table:table-cell table:style-name="ce2" table:formula="of:=COUNTIF([$'Proc. Gen. PN'.$C$2:.$C1000];[.A19])" office:value-type="float" office:value="3" calcext:value-type="float">
            <text:p>3</text:p>
          </table:table-cell>
          <table:table-cell table:style-name="ce2" table:formula="of:=COUNTIF([$Real.$E$2:.$E1000];[.A19])" office:value-type="float" office:value="103" calcext:value-type="float">
            <text:p>103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Hawking's Gap</text:p>
          </table:table-cell>
          <table:table-cell table:style-name="ce7" office:value-type="float" office:value="19" calcext:value-type="float">
            <text:p>19</text:p>
          </table:table-cell>
          <table:table-cell table:style-name="ce7"/>
          <table:table-cell table:style-name="ce2" table:formula="of:=COUNTIF([$'Proc. Gen. N'.$C$2:.C1000];[.A20])" office:value-type="float" office:value="1" calcext:value-type="float">
            <text:p>1</text:p>
          </table:table-cell>
          <table:table-cell table:style-name="ce2" table:formula="of:=COUNTIF([$'Proc. Gen. PN'.$C$2:.$C1000];[.A20])" office:value-type="float" office:value="4" calcext:value-type="float">
            <text:p>4</text:p>
          </table:table-cell>
          <table:table-cell table:style-name="ce2" table:formula="of:=COUNTIF([$Real.$E$2:.$E1000];[.A20])" office:value-type="float" office:value="5" calcext:value-type="float">
            <text:p>5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Dryman's Point</text:p>
          </table:table-cell>
          <table:table-cell table:style-name="ce7" office:value-type="float" office:value="20" calcext:value-type="float">
            <text:p>20</text:p>
          </table:table-cell>
          <table:table-cell table:style-name="ce7"/>
          <table:table-cell table:style-name="ce2" table:formula="of:=COUNTIF([$'Proc. Gen. N'.$C$2:.C1000];[.A21])" office:value-type="float" office:value="1" calcext:value-type="float">
            <text:p>1</text:p>
          </table:table-cell>
          <table:table-cell table:style-name="ce2" table:formula="of:=COUNTIF([$'Proc. Gen. PN'.$C$2:.$C1000];[.A21])" office:value-type="float" office:value="0" calcext:value-type="float">
            <text:p>0</text:p>
          </table:table-cell>
          <table:table-cell table:style-name="ce2" table:formula="of:=COUNTIF([$Real.$E$2:.$E1000];[.A21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Sagittarius-Carina Arm</text:p>
          </table:table-cell>
          <table:table-cell table:style-name="ce7" office:value-type="float" office:value="21" calcext:value-type="float">
            <text:p>21</text:p>
          </table:table-cell>
          <table:table-cell table:style-name="ce7"/>
          <table:table-cell table:style-name="ce2" table:formula="of:=COUNTIF([$'Proc. Gen. N'.$C$2:.C1000];[.A22])" office:value-type="float" office:value="0" calcext:value-type="float">
            <text:p>0</text:p>
          </table:table-cell>
          <table:table-cell table:style-name="ce2" table:formula="of:=COUNTIF([$'Proc. Gen. PN'.$C$2:.$C1000];[.A22])" office:value-type="float" office:value="1" calcext:value-type="float">
            <text:p>1</text:p>
          </table:table-cell>
          <table:table-cell table:style-name="ce2" table:formula="of:=COUNTIF([$Real.$E$2:.$E1000];[.A22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Mare Somnia</text:p>
          </table:table-cell>
          <table:table-cell table:style-name="ce7" office:value-type="float" office:value="22" calcext:value-type="float">
            <text:p>22</text:p>
          </table:table-cell>
          <table:table-cell table:style-name="ce7"/>
          <table:table-cell table:style-name="ce2" table:formula="of:=COUNTIF([$'Proc. Gen. N'.$C$2:.C1000];[.A23])" office:value-type="float" office:value="0" calcext:value-type="float">
            <text:p>0</text:p>
          </table:table-cell>
          <table:table-cell table:style-name="ce2" table:formula="of:=COUNTIF([$'Proc. Gen. PN'.$C$2:.$C1000];[.A23])" office:value-type="float" office:value="0" calcext:value-type="float">
            <text:p>0</text:p>
          </table:table-cell>
          <table:table-cell table:style-name="ce2" table:formula="of:=COUNTIF([$Real.$E$2:.$E1000];[.A23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Acheron</text:p>
          </table:table-cell>
          <table:table-cell table:style-name="ce7" office:value-type="float" office:value="23" calcext:value-type="float">
            <text:p>23</text:p>
          </table:table-cell>
          <table:table-cell table:style-name="ce7"/>
          <table:table-cell table:style-name="ce2" table:formula="of:=COUNTIF([$'Proc. Gen. N'.$C$2:.C1000];[.A24])" office:value-type="float" office:value="0" calcext:value-type="float">
            <text:p>0</text:p>
          </table:table-cell>
          <table:table-cell table:style-name="ce2" table:formula="of:=COUNTIF([$'Proc. Gen. PN'.$C$2:.$C1000];[.A24])" office:value-type="float" office:value="0" calcext:value-type="float">
            <text:p>0</text:p>
          </table:table-cell>
          <table:table-cell table:style-name="ce2" table:formula="of:=COUNTIF([$Real.$E$2:.$E1000];[.A24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Formorian Frontier</text:p>
          </table:table-cell>
          <table:table-cell table:style-name="ce7" office:value-type="float" office:value="24" calcext:value-type="float">
            <text:p>24</text:p>
          </table:table-cell>
          <table:table-cell table:style-name="ce7"/>
          <table:table-cell table:style-name="ce2" table:formula="of:=COUNTIF([$'Proc. Gen. N'.$C$2:.C1000];[.A25])" office:value-type="float" office:value="0" calcext:value-type="float">
            <text:p>0</text:p>
          </table:table-cell>
          <table:table-cell table:style-name="ce2" table:formula="of:=COUNTIF([$'Proc. Gen. PN'.$C$2:.$C1000];[.A25])" office:value-type="float" office:value="3" calcext:value-type="float">
            <text:p>3</text:p>
          </table:table-cell>
          <table:table-cell table:style-name="ce2" table:formula="of:=COUNTIF([$Real.$E$2:.$E1000];[.A25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Hieronymus Delta</text:p>
          </table:table-cell>
          <table:table-cell table:style-name="ce7" office:value-type="float" office:value="25" calcext:value-type="float">
            <text:p>25</text:p>
          </table:table-cell>
          <table:table-cell table:style-name="ce7"/>
          <table:table-cell table:style-name="ce2" table:formula="of:=COUNTIF([$'Proc. Gen. N'.$C$2:.C1000];[.A26])" office:value-type="float" office:value="1" calcext:value-type="float">
            <text:p>1</text:p>
          </table:table-cell>
          <table:table-cell table:style-name="ce2" table:formula="of:=COUNTIF([$'Proc. Gen. PN'.$C$2:.$C1000];[.A26])" office:value-type="float" office:value="0" calcext:value-type="float">
            <text:p>0</text:p>
          </table:table-cell>
          <table:table-cell table:style-name="ce2" table:formula="of:=COUNTIF([$Real.$E$2:.$E1000];[.A26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Outer Arm</text:p>
          </table:table-cell>
          <table:table-cell table:style-name="ce7" office:value-type="float" office:value="27" calcext:value-type="float">
            <text:p>27</text:p>
          </table:table-cell>
          <table:table-cell table:style-name="ce7"/>
          <table:table-cell table:style-name="ce2" table:formula="of:=COUNTIF([$'Proc. Gen. N'.$C$2:.C1000];[.A27])" office:value-type="float" office:value="0" calcext:value-type="float">
            <text:p>0</text:p>
          </table:table-cell>
          <table:table-cell table:style-name="ce2" table:formula="of:=COUNTIF([$'Proc. Gen. PN'.$C$2:.$C1000];[.A27])" office:value-type="float" office:value="1" calcext:value-type="float">
            <text:p>1</text:p>
          </table:table-cell>
          <table:table-cell table:style-name="ce2" table:formula="of:=COUNTIF([$Real.$E$2:.$E1000];[.A27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Aquila's Halo</text:p>
          </table:table-cell>
          <table:table-cell table:style-name="ce7" office:value-type="float" office:value="28" calcext:value-type="float">
            <text:p>28</text:p>
          </table:table-cell>
          <table:table-cell table:style-name="ce7"/>
          <table:table-cell table:style-name="ce2" table:formula="of:=COUNTIF([$'Proc. Gen. N'.$C$2:.C1000];[.A28])" office:value-type="float" office:value="0" calcext:value-type="float">
            <text:p>0</text:p>
          </table:table-cell>
          <table:table-cell table:style-name="ce2" table:formula="of:=COUNTIF([$'Proc. Gen. PN'.$C$2:.$C1000];[.A28])" office:value-type="float" office:value="0" calcext:value-type="float">
            <text:p>0</text:p>
          </table:table-cell>
          <table:table-cell table:style-name="ce2" table:formula="of:=COUNTIF([$Real.$E$2:.$E1000];[.A28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Errant Marches</text:p>
          </table:table-cell>
          <table:table-cell table:style-name="ce7" office:value-type="float" office:value="29" calcext:value-type="float">
            <text:p>29</text:p>
          </table:table-cell>
          <table:table-cell table:style-name="ce7"/>
          <table:table-cell table:style-name="ce2" table:formula="of:=COUNTIF([$'Proc. Gen. N'.$C$2:.C1000];[.A29])" office:value-type="float" office:value="0" calcext:value-type="float">
            <text:p>0</text:p>
          </table:table-cell>
          <table:table-cell table:style-name="ce2" table:formula="of:=COUNTIF([$'Proc. Gen. PN'.$C$2:.$C1000];[.A29])" office:value-type="float" office:value="0" calcext:value-type="float">
            <text:p>0</text:p>
          </table:table-cell>
          <table:table-cell table:style-name="ce2" table:formula="of:=COUNTIF([$Real.$E$2:.$E1000];[.A29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Perseus Arm</text:p>
          </table:table-cell>
          <table:table-cell table:style-name="ce7" office:value-type="float" office:value="30" calcext:value-type="float">
            <text:p>30</text:p>
          </table:table-cell>
          <table:table-cell table:style-name="ce7"/>
          <table:table-cell table:style-name="ce2" table:formula="of:=COUNTIF([$'Proc. Gen. N'.$C$2:.C1000];[.A30])" office:value-type="float" office:value="0" calcext:value-type="float">
            <text:p>0</text:p>
          </table:table-cell>
          <table:table-cell table:style-name="ce2" table:formula="of:=COUNTIF([$'Proc. Gen. PN'.$C$2:.$C1000];[.A30])" office:value-type="float" office:value="0" calcext:value-type="float">
            <text:p>0</text:p>
          </table:table-cell>
          <table:table-cell table:style-name="ce2" table:formula="of:=COUNTIF([$Real.$E$2:.$E1000];[.A30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Formidine Rift</text:p>
          </table:table-cell>
          <table:table-cell table:style-name="ce7" office:value-type="float" office:value="31" calcext:value-type="float">
            <text:p>31</text:p>
          </table:table-cell>
          <table:table-cell table:style-name="ce7"/>
          <table:table-cell table:style-name="ce2" table:formula="of:=COUNTIF([$'Proc. Gen. N'.$C$2:.C1000];[.A31])" office:value-type="float" office:value="0" calcext:value-type="float">
            <text:p>0</text:p>
          </table:table-cell>
          <table:table-cell table:style-name="ce2" table:formula="of:=COUNTIF([$'Proc. Gen. PN'.$C$2:.$C1000];[.A31])" office:value-type="float" office:value="0" calcext:value-type="float">
            <text:p>0</text:p>
          </table:table-cell>
          <table:table-cell table:style-name="ce2" table:formula="of:=COUNTIF([$Real.$E$2:.$E1000];[.A31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Vulcan Gate</text:p>
          </table:table-cell>
          <table:table-cell table:style-name="ce7" office:value-type="float" office:value="32" calcext:value-type="float">
            <text:p>32</text:p>
          </table:table-cell>
          <table:table-cell table:style-name="ce7"/>
          <table:table-cell table:style-name="ce2" table:formula="of:=COUNTIF([$'Proc. Gen. N'.$C$2:.C1000];[.A32])" office:value-type="float" office:value="2" calcext:value-type="float">
            <text:p>2</text:p>
          </table:table-cell>
          <table:table-cell table:style-name="ce2" table:formula="of:=COUNTIF([$'Proc. Gen. PN'.$C$2:.$C1000];[.A32])" office:value-type="float" office:value="4" calcext:value-type="float">
            <text:p>4</text:p>
          </table:table-cell>
          <table:table-cell table:style-name="ce2" table:formula="of:=COUNTIF([$Real.$E$2:.$E1000];[.A32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Elysian Shore</text:p>
          </table:table-cell>
          <table:table-cell table:style-name="ce7" office:value-type="float" office:value="33" calcext:value-type="float">
            <text:p>33</text:p>
          </table:table-cell>
          <table:table-cell table:style-name="ce7"/>
          <table:table-cell table:style-name="ce2" table:formula="of:=COUNTIF([$'Proc. Gen. N'.$C$2:.C1000];[.A33])" office:value-type="float" office:value="0" calcext:value-type="float">
            <text:p>0</text:p>
          </table:table-cell>
          <table:table-cell table:style-name="ce2" table:formula="of:=COUNTIF([$'Proc. Gen. PN'.$C$2:.$C1000];[.A33])" office:value-type="float" office:value="0" calcext:value-type="float">
            <text:p>0</text:p>
          </table:table-cell>
          <table:table-cell table:style-name="ce2" table:formula="of:=COUNTIF([$Real.$E$2:.$E1000];[.A33])" office:value-type="float" office:value="12" calcext:value-type="float">
            <text:p>12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Sanguineous Rim</text:p>
          </table:table-cell>
          <table:table-cell table:style-name="ce7" office:value-type="float" office:value="34" calcext:value-type="float">
            <text:p>34</text:p>
          </table:table-cell>
          <table:table-cell table:style-name="ce7"/>
          <table:table-cell table:style-name="ce2" table:formula="of:=COUNTIF([$'Proc. Gen. N'.$C$2:.C1000];[.A34])" office:value-type="float" office:value="0" calcext:value-type="float">
            <text:p>0</text:p>
          </table:table-cell>
          <table:table-cell table:style-name="ce2" table:formula="of:=COUNTIF([$'Proc. Gen. PN'.$C$2:.$C1000];[.A34])" office:value-type="float" office:value="2" calcext:value-type="float">
            <text:p>2</text:p>
          </table:table-cell>
          <table:table-cell table:style-name="ce2" table:formula="of:=COUNTIF([$Real.$E$2:.$E1000];[.A34])" office:value-type="float" office:value="14" calcext:value-type="float">
            <text:p>14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Outer Orion Spur</text:p>
          </table:table-cell>
          <table:table-cell table:style-name="ce7" office:value-type="float" office:value="35" calcext:value-type="float">
            <text:p>35</text:p>
          </table:table-cell>
          <table:table-cell table:style-name="ce7"/>
          <table:table-cell table:style-name="ce2" table:formula="of:=COUNTIF([$'Proc. Gen. N'.$C$2:.C1000];[.A35])" office:value-type="float" office:value="0" calcext:value-type="float">
            <text:p>0</text:p>
          </table:table-cell>
          <table:table-cell table:style-name="ce2" table:formula="of:=COUNTIF([$'Proc. Gen. PN'.$C$2:.$C1000];[.A35])" office:value-type="float" office:value="0" calcext:value-type="float">
            <text:p>0</text:p>
          </table:table-cell>
          <table:table-cell table:style-name="ce2" table:formula="of:=COUNTIF([$Real.$E$2:.$E1000];[.A35])" office:value-type="float" office:value="8" calcext:value-type="float">
            <text:p>8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Achilles' Altar</text:p>
          </table:table-cell>
          <table:table-cell table:style-name="ce7" office:value-type="float" office:value="36" calcext:value-type="float">
            <text:p>36</text:p>
          </table:table-cell>
          <table:table-cell table:style-name="ce7"/>
          <table:table-cell table:style-name="ce2" table:formula="of:=COUNTIF([$'Proc. Gen. N'.$C$2:.C1000];[.A36])" office:value-type="float" office:value="0" calcext:value-type="float">
            <text:p>0</text:p>
          </table:table-cell>
          <table:table-cell table:style-name="ce2" table:formula="of:=COUNTIF([$'Proc. Gen. PN'.$C$2:.$C1000];[.A36])" office:value-type="float" office:value="0" calcext:value-type="float">
            <text:p>0</text:p>
          </table:table-cell>
          <table:table-cell table:style-name="ce2" table:formula="of:=COUNTIF([$Real.$E$2:.$E1000];[.A36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Xibalba</text:p>
          </table:table-cell>
          <table:table-cell table:style-name="ce7" office:value-type="float" office:value="37" calcext:value-type="float">
            <text:p>37</text:p>
          </table:table-cell>
          <table:table-cell table:style-name="ce7"/>
          <table:table-cell table:style-name="ce2" table:formula="of:=COUNTIF([$'Proc. Gen. N'.$C$2:.C1000];[.A37])" office:value-type="float" office:value="0" calcext:value-type="float">
            <text:p>0</text:p>
          </table:table-cell>
          <table:table-cell table:style-name="ce2" table:formula="of:=COUNTIF([$'Proc. Gen. PN'.$C$2:.$C1000];[.A37])" office:value-type="float" office:value="0" calcext:value-type="float">
            <text:p>0</text:p>
          </table:table-cell>
          <table:table-cell table:style-name="ce2" table:formula="of:=COUNTIF([$Real.$E$2:.$E1000];[.A37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Lyra's Song</text:p>
          </table:table-cell>
          <table:table-cell table:style-name="ce7" office:value-type="float" office:value="38" calcext:value-type="float">
            <text:p>38</text:p>
          </table:table-cell>
          <table:table-cell table:style-name="ce7"/>
          <table:table-cell table:style-name="ce2" table:formula="of:=COUNTIF([$'Proc. Gen. N'.$C$2:.C1000];[.A38])" office:value-type="float" office:value="0" calcext:value-type="float">
            <text:p>0</text:p>
          </table:table-cell>
          <table:table-cell table:style-name="ce2" table:formula="of:=COUNTIF([$'Proc. Gen. PN'.$C$2:.$C1000];[.A38])" office:value-type="float" office:value="0" calcext:value-type="float">
            <text:p>0</text:p>
          </table:table-cell>
          <table:table-cell table:style-name="ce2" table:formula="of:=COUNTIF([$Real.$E$2:.$E1000];[.A38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enebrae</text:p>
          </table:table-cell>
          <table:table-cell table:style-name="ce7" office:value-type="float" office:value="39" calcext:value-type="float">
            <text:p>39</text:p>
          </table:table-cell>
          <table:table-cell table:style-name="ce7"/>
          <table:table-cell table:style-name="ce2" table:formula="of:=COUNTIF([$'Proc. Gen. N'.$C$2:.C1000];[.A39])" office:value-type="float" office:value="0" calcext:value-type="float">
            <text:p>0</text:p>
          </table:table-cell>
          <table:table-cell table:style-name="ce2" table:formula="of:=COUNTIF([$'Proc. Gen. PN'.$C$2:.$C1000];[.A39])" office:value-type="float" office:value="0" calcext:value-type="float">
            <text:p>0</text:p>
          </table:table-cell>
          <table:table-cell table:style-name="ce2" table:formula="of:=COUNTIF([$Real.$E$2:.$E1000];[.A39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he Abyss</text:p>
          </table:table-cell>
          <table:table-cell table:style-name="ce7" office:value-type="float" office:value="40" calcext:value-type="float">
            <text:p>40</text:p>
          </table:table-cell>
          <table:table-cell table:style-name="ce7"/>
          <table:table-cell table:style-name="ce2" table:formula="of:=COUNTIF([$'Proc. Gen. N'.$C$2:.C1000];[.A40])" office:value-type="float" office:value="0" calcext:value-type="float">
            <text:p>0</text:p>
          </table:table-cell>
          <table:table-cell table:style-name="ce2" table:formula="of:=COUNTIF([$'Proc. Gen. PN'.$C$2:.$C1000];[.A40])" office:value-type="float" office:value="1" calcext:value-type="float">
            <text:p>1</text:p>
          </table:table-cell>
          <table:table-cell table:style-name="ce2" table:formula="of:=COUNTIF([$Real.$E$2:.$E1000];[.A40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Kepler's Crest</text:p>
          </table:table-cell>
          <table:table-cell table:style-name="ce7" office:value-type="float" office:value="41" calcext:value-type="float">
            <text:p>41</text:p>
          </table:table-cell>
          <table:table-cell table:style-name="ce7"/>
          <table:table-cell table:style-name="ce2" table:formula="of:=COUNTIF([$'Proc. Gen. N'.$C$2:.C1000];[.A41])" office:value-type="float" office:value="0" calcext:value-type="float">
            <text:p>0</text:p>
          </table:table-cell>
          <table:table-cell table:style-name="ce2" table:formula="of:=COUNTIF([$'Proc. Gen. PN'.$C$2:.$C1000];[.A41])" office:value-type="float" office:value="0" calcext:value-type="float">
            <text:p>0</text:p>
          </table:table-cell>
          <table:table-cell table:style-name="ce2" table:formula="of:=COUNTIF([$Real.$E$2:.$E1000];[.A41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>
          <table:table-cell table:style-name="ce7" office:value-type="string" calcext:value-type="string">
            <text:p>The Void</text:p>
          </table:table-cell>
          <table:table-cell table:style-name="ce7" office:value-type="float" office:value="42" calcext:value-type="float">
            <text:p>42</text:p>
          </table:table-cell>
          <table:table-cell table:style-name="ce7"/>
          <table:table-cell table:style-name="ce2" table:formula="of:=COUNTIF([$'Proc. Gen. N'.$C$2:.C1000];[.A42])" office:value-type="float" office:value="0" calcext:value-type="float">
            <text:p>0</text:p>
          </table:table-cell>
          <table:table-cell table:style-name="ce2" table:formula="of:=COUNTIF([$'Proc. Gen. PN'.$C$2:.$C1000];[.A42])" office:value-type="float" office:value="0" calcext:value-type="float">
            <text:p>0</text:p>
          </table:table-cell>
          <table:table-cell table:style-name="ce2" table:formula="of:=COUNTIF([$Real.$E$2:.$E1000];[.A42])" office:value-type="float" office:value="0" calcext:value-type="float">
            <text:p>0</text:p>
          </table:table-cell>
          <table:table-cell table:style-name="ce7"/>
          <table:table-cell table:style-name="ce2" table:number-columns-repeated="20"/>
          <table:table-cell table:number-columns-repeated="997"/>
        </table:table-row>
        <table:table-row table:style-name="ro1" table:number-rows-repeated="958">
          <table:table-cell table:style-name="ce2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c._20_Gen._20_N" style:display-name="PageStyle_Proc. Gen. 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c._20_Gen._20_PN" style:display-name="PageStyle_Proc. Gen. P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py_20_of_20_Proc._20_Gen._20_PN" style:display-name="PageStyle_Copy of Proc. Gen. P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l" style:display-name="PageStyle_Re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ions" style:display-name="PageStyle_Reg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46" meta:object-count="0"/>
    <meta:generator>LibreOfficeDev/6.0.5.2$Linux_X86_64 LibreOffice_project/</meta:generator>
  </office:meta>
</office:document-meta>
</file>